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0000" style:font-name="Courier New" fo:font-size="9pt"/>
    </style:style>
    <style:style style:name="P3" style:family="paragraph" style:parent-style-name="Preformatted_20_Text">
      <style:text-properties fo:color="#000000" style:font-name="Courier New" fo:font-size="9pt"/>
    </style:style>
    <style:style style:name="P4" style:family="paragraph" style:parent-style-name="Preformatted_20_Text">
      <style:text-properties fo:color="#000080" style:font-name="Courier New" fo:font-size="9pt" fo:font-weight="bold"/>
    </style:style>
    <style:style style:name="P5" style:family="paragraph" style:parent-style-name="Preformatted_20_Text">
      <style:paragraph-properties fo:margin-top="0in" fo:margin-bottom="0.1965in" loext:contextual-spacing="false"/>
      <style:text-properties fo:color="#000000" style:font-name="Courier New" fo:font-size="9pt"/>
    </style:style>
    <style:style style:name="P6" style:family="paragraph" style:parent-style-name="Preformatted_20_Text">
      <style:paragraph-properties fo:margin-top="0in" fo:margin-bottom="0.1965in" loext:contextual-spacing="false" fo:background-color="transparent">
        <style:background-image/>
      </style:paragraph-properties>
      <style:text-properties fo:color="#808080"/>
    </style:style>
    <style:style style:name="P7" style:family="paragraph" style:parent-style-name="Preformatted_20_Text">
      <style:paragraph-properties fo:margin-top="0in" fo:margin-bottom="0.1965in" loext:contextual-spacing="false" fo:background-color="transparent">
        <style:background-image/>
      </style:paragraph-properties>
      <style:text-properties fo:color="#808080" style:font-name="Courier New" fo:font-size="9pt" fo:font-style="italic"/>
    </style:style>
    <style:style style:name="P8" style:family="paragraph" style:parent-style-name="Preformatted_20_Text">
      <style:paragraph-properties fo:background-color="transparent">
        <style:background-image/>
      </style:paragraph-properties>
      <style:text-properties fo:color="#000000"/>
    </style:style>
    <style:style style:name="P9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urier New" fo:font-size="9pt"/>
    </style:style>
    <style:style style:name="P10" style:family="paragraph" style:parent-style-name="Preformatted_20_Text">
      <style:paragraph-properties fo:background-color="transparent">
        <style:background-image/>
      </style:paragraph-properties>
      <style:text-properties fo:color="#808080"/>
    </style:style>
    <style:style style:name="P11" style:family="paragraph" style:parent-style-name="Preformatted_20_Text">
      <style:paragraph-properties fo:background-color="transparent">
        <style:background-image/>
      </style:paragraph-properties>
      <style:text-properties fo:color="#808080" style:font-name="Courier New" fo:font-size="9pt" fo:font-style="italic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ff"/>
    </style:style>
    <style:style style:name="T3" style:family="text">
      <style:text-properties fo:color="#0000ff" fo:font-weight="bold"/>
    </style:style>
    <style:style style:name="T4" style:family="text">
      <style:text-properties fo:color="#0000ff" fo:font-weight="bold" fo:background-color="#efefef" loext:char-shading-value="0"/>
    </style:style>
    <style:style style:name="T5" style:family="text">
      <style:text-properties fo:color="#0000ff" style:font-name="Courier New" fo:font-size="9pt"/>
    </style:style>
    <style:style style:name="T6" style:family="text">
      <style:text-properties fo:color="#0000ff" style:font-name="Courier New" fo:font-size="9pt" fo:font-weight="bold"/>
    </style:style>
    <style:style style:name="T7" style:family="text">
      <style:text-properties fo:color="#0000ff" style:font-name="Courier New" fo:font-size="9pt" fo:font-weight="bold" fo:background-color="#efefef" loext:char-shading-value="0"/>
    </style:style>
    <style:style style:name="T8" style:family="text">
      <style:text-properties fo:color="#000080" fo:font-weight="bold"/>
    </style:style>
    <style:style style:name="T9" style:family="text">
      <style:text-properties fo:color="#000080" fo:font-weight="bold" fo:background-color="#efefef" loext:char-shading-value="0"/>
    </style:style>
    <style:style style:name="T10" style:family="text">
      <style:text-properties fo:color="#000080" style:font-name="Courier New" fo:font-size="9pt" fo:font-weight="bold"/>
    </style:style>
    <style:style style:name="T11" style:family="text">
      <style:text-properties fo:color="#000080" style:font-name="Courier New" fo:font-size="9pt" fo:font-weight="bold" fo:background-color="#efefef" loext:char-shading-value="0"/>
    </style:style>
    <style:style style:name="T12" style:family="text">
      <style:text-properties fo:color="#000080" fo:background-color="#efefef" loext:char-shading-value="0"/>
    </style:style>
    <style:style style:name="T13" style:family="text">
      <style:text-properties fo:color="#008000" fo:font-weight="bold"/>
    </style:style>
    <style:style style:name="T14" style:family="text">
      <style:text-properties fo:color="#008000" fo:font-weight="bold" fo:background-color="#efefef" loext:char-shading-value="0"/>
    </style:style>
    <style:style style:name="T15" style:family="text">
      <style:text-properties fo:color="#008000" style:font-name="Courier New" fo:font-size="9pt" fo:font-weight="bold"/>
    </style:style>
    <style:style style:name="T16" style:family="text">
      <style:text-properties fo:color="#008000" style:font-name="Courier New" fo:font-size="9pt" fo:font-weight="bold" fo:background-color="#efefef" loext:char-shading-value="0"/>
    </style:style>
    <style:style style:name="T17" style:family="text">
      <style:text-properties style:font-name="Courier New" fo:font-size="9pt"/>
    </style:style>
    <style:style style:name="T18" style:family="text">
      <style:text-properties style:font-name="Courier New" fo:font-size="9pt" fo:background-color="#efefef" loext:char-shading-value="0"/>
    </style:style>
    <style:style style:name="T19" style:family="text">
      <style:text-properties style:font-name="Courier New" fo:font-size="9pt" fo:font-style="italic"/>
    </style:style>
    <style:style style:name="T20" style:family="text">
      <style:text-properties fo:color="#808080" style:font-name="Courier New" fo:font-size="9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!DOCTYPE </text:span><text:span text:style-name="T4">html</text:span><text:span text:style-name="T1">&gt;</text:span></text:p>
      <text:p text:style-name="P2"><text:span text:style-name="T1">&lt;</text:span><text:span text:style-name="T9">html </text:span><text:span text:style-name="T4">lang=</text:span><text:span text:style-name="T14">"en"</text:span><text:span text:style-name="T1">&gt;</text:span></text:p>
      <text:p text:style-name="P2"><text:span text:style-name="T1">&lt;</text:span><text:span text:style-name="T9">head</text:span><text:span text:style-name="T1">&gt;</text:span></text:p>
      <text:p text:style-name="P1"><text:s text:c="4"/><text:span text:style-name="T18">&lt;</text:span><text:span text:style-name="T11">meta </text:span><text:span text:style-name="T7">charset=</text:span><text:span text:style-name="T16">"UTF-8"</text:span><text:span text:style-name="T18">&gt;</text:span></text:p>
      <text:p text:style-name="P1"><text:s text:c="4"/><text:span text:style-name="T18">&lt;</text:span><text:span text:style-name="T11">title</text:span><text:span text:style-name="T18">&gt;</text:span><text:span text:style-name="T17">efuma</text:span><text:span text:style-name="T18">&lt;/</text:span><text:span text:style-name="T11">title</text:span><text:span text:style-name="T18">&gt;</text:span></text:p>
      <text:p text:style-name="P1"><text:s text:c="4"/><text:span text:style-name="T18">&lt;</text:span><text:span text:style-name="T11">link </text:span><text:span text:style-name="T7">rel=</text:span><text:span text:style-name="T16">"stylesheet" </text:span><text:span text:style-name="T7">href=</text:span><text:span text:style-name="T16">"temcss.css" </text:span><text:span text:style-name="T7">type=</text:span><text:span text:style-name="T16">"text/css"</text:span><text:span text:style-name="T18">&gt;</text:span></text:p>
      <text:p text:style-name="P2"><text:span text:style-name="T1">&lt;/</text:span><text:span text:style-name="T9">head</text:span><text:span text:style-name="T1">&gt;</text:span></text:p>
      <text:p text:style-name="P2"><text:span text:style-name="T1">&lt;</text:span><text:span text:style-name="T9">header</text:span><text:span text:style-name="T1">&gt;</text:span></text:p>
      <text:p text:style-name="P1"><text:s text:c="4"/><text:span text:style-name="T18">&lt;</text:span><text:span text:style-name="T11">div </text:span><text:span text:style-name="T7">class=</text:span><text:span text:style-name="T16">"Header"</text:span><text:span text:style-name="T18">&gt;</text:span></text:p>
      <text:p text:style-name="P1"><text:s text:c="8"/><text:span text:style-name="T18">&lt;</text:span><text:span text:style-name="T11">div </text:span><text:span text:style-name="T7">class=</text:span><text:span text:style-name="T16">"bar"</text:span><text:span text:style-name="T18">&gt;</text:span></text:p>
      <text:p text:style-name="P1"><text:s text:c="2"/><text:span text:style-name="T18">&lt;</text:span><text:span text:style-name="T11">div </text:span><text:span text:style-name="T7">class=</text:span><text:span text:style-name="T16">"bar2"</text:span><text:span text:style-name="T18">&gt;</text:span></text:p>
      <text:p text:style-name="P1"><text:s text:c="8"/><text:span text:style-name="T18">&lt;</text:span><text:span text:style-name="T11">div </text:span><text:span text:style-name="T7">class=</text:span><text:span text:style-name="T16">"phone-no"</text:span><text:span text:style-name="T18">&gt;</text:span></text:p>
      <text:p text:style-name="P1"><text:s text:c="12"/><text:span text:style-name="T18">&lt;</text:span><text:span text:style-name="T11">img </text:span><text:span text:style-name="T7">src=</text:span><text:span text:style-name="T16">"phone-icon.png"</text:span><text:span text:style-name="T18">&gt;</text:span></text:p>
      <text:p text:style-name="P1"><text:s text:c="12"/><text:span text:style-name="T18">&lt;</text:span><text:span text:style-name="T11">span</text:span><text:span text:style-name="T18">&gt;</text:span><text:span text:style-name="T17">0045 6013 5070</text:span><text:span text:style-name="T18">&lt;/</text:span><text:span text:style-name="T11">span</text:span><text:span text:style-name="T18">&gt;</text:span></text:p>
      <text:p text:style-name="P1"><text:s text:c="8"/><text:span text:style-name="T18">&lt;/</text:span><text:span text:style-name="T11">div</text:span><text:span text:style-name="T18">&gt;</text:span></text:p>
      <text:p text:style-name="P1"><text:s text:c="8"/><text:span text:style-name="T18">&lt;</text:span><text:span text:style-name="T11">div </text:span><text:span text:style-name="T7">class=</text:span><text:span text:style-name="T16">"menu"</text:span><text:span text:style-name="T18">&gt;</text:span></text:p>
      <text:p text:style-name="P1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Delivery</text:span><text:span text:style-name="T18">&lt;/</text:span><text:span text:style-name="T11">a</text:span><text:span text:style-name="T18">&gt;</text:span></text:p>
      <text:p text:style-name="P1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Terms</text:span><text:span text:style-name="T18">&lt;/</text:span><text:span text:style-name="T11">a</text:span><text:span text:style-name="T18">&gt;</text:span></text:p>
      <text:p text:style-name="P1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About us</text:span><text:span text:style-name="T18">&lt;/</text:span><text:span text:style-name="T11">a</text:span><text:span text:style-name="T18">&gt;</text:span></text:p>
      <text:p text:style-name="P1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FAQ</text:span><text:span text:style-name="T18">&lt;/</text:span><text:span text:style-name="T11">a</text:span><text:span text:style-name="T18">&gt;</text:span></text:p>
      <text:p text:style-name="P1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Contact us</text:span><text:span text:style-name="T18">&lt;/</text:span><text:span text:style-name="T11">a</text:span><text:span text:style-name="T18">&gt;</text:span></text:p>
      <text:p text:style-name="P1"><text:s text:c="8"/><text:span text:style-name="T18">&lt;/</text:span><text:span text:style-name="T11">div</text:span><text:span text:style-name="T18">&gt;</text:span></text:p>
      <text:p text:style-name="P1"><text:s text:c="9"/><text:span text:style-name="T18">&lt;</text:span><text:span text:style-name="T11">div </text:span><text:span text:style-name="T7">class=</text:span><text:span text:style-name="T16">"login"</text:span><text:span text:style-name="T18">&gt;</text:span></text:p>
      <text:p text:style-name="P1"><text:s text:c="13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LOG IN |</text:span><text:span text:style-name="T18">&lt;/</text:span><text:span text:style-name="T11">a</text:span><text:span text:style-name="T18">&gt;</text:span></text:p>
      <text:p text:style-name="P1"><text:s text:c="13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CREATE CUSTOMER</text:span><text:span text:style-name="T18">&lt;/</text:span><text:span text:style-name="T11">a</text:span></text:p>
      <text:p text:style-name="P1"><text:span text:style-name="T12"><text:s text:c="9"/></text:span><text:span text:style-name="T18">&lt;/</text:span><text:span text:style-name="T11">div</text:span><text:span text:style-name="T18">&gt;</text:span></text:p>
      <text:p text:style-name="P1"><text:s text:c="8"/><text:span text:style-name="T18">&lt;/</text:span><text:span text:style-name="T11">div</text:span><text:span text:style-name="T18">&gt;</text:span></text:p>
      <text:p text:style-name="P1"><text:s text:c="8"/><text:span text:style-name="T18">&lt;/</text:span><text:span text:style-name="T11">div</text:span><text:span text:style-name="T18">&gt;</text:span></text:p>
      <text:p text:style-name="P1"><text:s text:c="4"/><text:span text:style-name="T18">&lt;/</text:span><text:span text:style-name="T11">div</text:span><text:span text:style-name="T18">&gt;</text:span></text:p>
      <text:p text:style-name="P1"><text:s text:c="9"/><text:span text:style-name="T18">&lt;</text:span><text:span text:style-name="T11">div </text:span><text:span text:style-name="T7">class=</text:span><text:span text:style-name="T16">"logo-search"</text:span><text:span text:style-name="T18">&gt;</text:span></text:p>
      <text:p text:style-name="P1"><text:s text:c="13"/><text:span text:style-name="T18">&lt;</text:span><text:span text:style-name="T11">div </text:span><text:span text:style-name="T7">class=</text:span><text:span text:style-name="T16">"logo"</text:span><text:span text:style-name="T18">&gt;</text:span></text:p>
      <text:p text:style-name="P1"><text:s text:c="17"/><text:span text:style-name="T18">&lt;</text:span><text:span text:style-name="T11">a </text:span><text:span text:style-name="T7">href=</text:span><text:span text:style-name="T16">"#"</text:span><text:span text:style-name="T18">&gt;&lt;</text:span><text:span text:style-name="T11">img </text:span><text:span text:style-name="T7">src=</text:span><text:span text:style-name="T16">"logo.png"</text:span><text:span text:style-name="T18">&gt;&lt;/</text:span><text:span text:style-name="T11">a</text:span><text:span text:style-name="T18">&gt;&lt;/</text:span><text:span text:style-name="T11">img</text:span><text:span text:style-name="T18">&gt;</text:span></text:p>
      <text:p text:style-name="P1"><text:s text:c="13"/><text:span text:style-name="T18">&lt;/</text:span><text:span text:style-name="T11">div</text:span><text:span text:style-name="T18">&gt;</text:span></text:p>
      <text:p text:style-name="P1"><text:s text:c="13"/><text:span text:style-name="T18">&lt;</text:span><text:span text:style-name="T11">div </text:span><text:span text:style-name="T7">class=</text:span><text:span text:style-name="T16">"Search"</text:span><text:span text:style-name="T18">&gt;</text:span></text:p>
      <text:p text:style-name="P1"><text:s text:c="17"/><text:span text:style-name="T18">&lt;</text:span><text:span text:style-name="T11">div </text:span><text:span text:style-name="T7">class=</text:span><text:span text:style-name="T16">"tdp"</text:span><text:span text:style-name="T18">&gt;</text:span></text:p>
      <text:p text:style-name="P1"><text:s text:c="21"/><text:span text:style-name="T18">&lt;</text:span><text:span text:style-name="T11">p</text:span><text:span text:style-name="T18">&gt;</text:span><text:span text:style-name="T17">Fully TPD compliant custom labeling | More than 25.000 active TPD notifications in 24 EU languages</text:span><text:span text:style-name="T18">&lt;/</text:span><text:span text:style-name="T11">p</text:span><text:span text:style-name="T18">&gt;</text:span></text:p>
      <text:p text:style-name="P1"><text:s text:c="17"/><text:span text:style-name="T18">&lt;/</text:span><text:span text:style-name="T11">div</text:span><text:span text:style-name="T18">&gt;</text:span></text:p>
      <text:p text:style-name="P1"><text:s text:c="17"/><text:span text:style-name="T18">&lt;</text:span><text:span text:style-name="T11">div </text:span><text:span text:style-name="T7">class=</text:span><text:span text:style-name="T16">"inputbutton"</text:span><text:span text:style-name="T18">&gt;</text:span></text:p>
      <text:p text:style-name="P1"><text:s text:c="21"/><text:span text:style-name="T18">&lt;</text:span><text:span text:style-name="T11">input </text:span><text:span text:style-name="T7">type=</text:span><text:span text:style-name="T16">"text" </text:span><text:span text:style-name="T7">placeholder=</text:span><text:span text:style-name="T16">" <text:s/>Search..."</text:span><text:span text:style-name="T18">&gt;</text:span></text:p>
      <text:p text:style-name="P1"><text:s text:c="21"/><text:span text:style-name="T18">&lt;</text:span><text:span text:style-name="T11">button </text:span><text:span text:style-name="T18">&lt;</text:span><text:span text:style-name="T11">a </text:span><text:span text:style-name="T7">href=</text:span><text:span text:style-name="T16">"#"</text:span><text:span text:style-name="T18">&gt;&lt;/</text:span><text:span text:style-name="T11">a</text:span><text:span text:style-name="T18">&gt;&lt;</text:span><text:span text:style-name="T11">img </text:span><text:span text:style-name="T7">src=</text:span><text:span text:style-name="T16">"search-icon.png"</text:span><text:span text:style-name="T18">&gt;&lt;/</text:span><text:span text:style-name="T11">button</text:span><text:span text:style-name="T18">&gt;</text:span></text:p>
      <text:p text:style-name="P1"><text:s text:c="17"/><text:span text:style-name="T18">&lt;/</text:span><text:span text:style-name="T11">div</text:span><text:span text:style-name="T18">&gt;</text:span></text:p>
      <text:p text:style-name="P1"><text:s text:c="13"/><text:span text:style-name="T18">&lt;/</text:span><text:span text:style-name="T11">div</text:span><text:span text:style-name="T18">&gt;</text:span></text:p>
      <text:p text:style-name="P1"><text:s text:c="17"/><text:span text:style-name="T18">&lt;</text:span><text:span text:style-name="T11">div </text:span><text:span text:style-name="T7">class=</text:span><text:span text:style-name="T16">"Cart"</text:span><text:span text:style-name="T18">&gt;</text:span></text:p>
      <text:p text:style-name="P1"><text:s text:c="21"/><text:span text:style-name="T18">&lt;</text:span><text:span text:style-name="T11">div </text:span><text:span text:style-name="T7">class=</text:span><text:span text:style-name="T16">"icon"</text:span><text:span text:style-name="T18">&gt;</text:span></text:p>
      <text:p text:style-name="P1"><text:s text:c="25"/><text:span text:style-name="T18">&lt;</text:span><text:span text:style-name="T11">a </text:span><text:span text:style-name="T7">href=</text:span><text:span text:style-name="T16">"#"</text:span><text:span text:style-name="T18">&gt;&lt;</text:span><text:span text:style-name="T11">img </text:span><text:span text:style-name="T7">src=</text:span><text:span text:style-name="T16">"cart-icon.png"</text:span><text:span text:style-name="T18">&gt;</text:span><text:span text:style-name="T17"> </text:span><text:span text:style-name="T18">&lt;/</text:span><text:span text:style-name="T11">a</text:span><text:span text:style-name="T18">&gt;</text:span></text:p>
      <text:p text:style-name="P1"><text:s text:c="21"/><text:span text:style-name="T18">&lt;/</text:span><text:span text:style-name="T11">div</text:span><text:span text:style-name="T18">&gt;</text:span></text:p>
      <text:p text:style-name="P1"><text:s text:c="17"/><text:span text:style-name="T18">&lt;</text:span><text:span text:style-name="T11">div </text:span><text:span text:style-name="T7">class=</text:span><text:span text:style-name="T16">"Showall"</text:span><text:span text:style-name="T18">&gt;</text:span></text:p>
      <text:p text:style-name="P1"><text:s text:c="21"/><text:span text:style-name="T18">&lt;</text:span><text:span text:style-name="T11">p</text:span><text:span text:style-name="T18">&gt;</text:span><text:span text:style-name="T17">SHOW ONLY LEGAL PRODUCTS FOR</text:span><text:span text:style-name="T18">&lt;/</text:span><text:span text:style-name="T11">p</text:span><text:span text:style-name="T18">&gt;</text:span></text:p>
      <text:p text:style-name="P1"><text:s text:c="21"/><text:span text:style-name="T18">&lt;</text:span><text:span text:style-name="T11">span</text:span><text:span text:style-name="T18">&gt;</text:span></text:p>
      <text:p text:style-name="P1"><text:s text:c="25"/><text:span text:style-name="T18">&lt;</text:span><text:span text:style-name="T11">select </text:span><text:span text:style-name="T7">name=</text:span><text:span text:style-name="T16">"country" </text:span><text:span text:style-name="T7">id=</text:span><text:span text:style-name="T16">"country"</text:span><text:span text:style-name="T18">&gt;</text:span></text:p>
      <text:p text:style-name="P1"><text:s text:c="32"/><text:span text:style-name="T18">&lt;</text:span><text:span text:style-name="T11">option </text:span><text:span text:style-name="T7">value=</text:span><text:span text:style-name="T16">"volvo"</text:span><text:span text:style-name="T18">&gt;</text:span><text:span text:style-name="T17">Volvo</text:span><text:span text:style-name="T18">&lt;/</text:span><text:span text:style-name="T11">option</text:span><text:span text:style-name="T18">&gt;</text:span></text:p>
      <text:p text:style-name="P1"><text:s text:c="32"/><text:span text:style-name="T18">&lt;</text:span><text:span text:style-name="T11">option </text:span><text:span text:style-name="T7">value=</text:span><text:span text:style-name="T16">"saab"</text:span><text:span text:style-name="T18">&gt;</text:span><text:span text:style-name="T17">Saab</text:span><text:span text:style-name="T18">&lt;/</text:span><text:span text:style-name="T11">option</text:span><text:span text:style-name="T18">&gt;</text:span></text:p>
      <text:p text:style-name="P1"><text:s text:c="32"/><text:span text:style-name="T18">&lt;</text:span><text:span text:style-name="T11">option </text:span><text:span text:style-name="T7">value=</text:span><text:span text:style-name="T16">"mercedes"</text:span><text:span text:style-name="T18">&gt;</text:span><text:span text:style-name="T17">Mercedes</text:span><text:span text:style-name="T18">&lt;/</text:span><text:span text:style-name="T11">option</text:span><text:span text:style-name="T18">&gt;</text:span></text:p>
      <text:p text:style-name="P1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1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1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1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1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1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1"><text:soft-page-break/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1"><text:s text:c="25"/><text:span text:style-name="T18">&lt;/</text:span><text:span text:style-name="T11">select</text:span><text:span text:style-name="T18">&gt;</text:span></text:p>
      <text:p text:style-name="P1"><text:s text:c="21"/><text:span text:style-name="T18">&lt;/</text:span><text:span text:style-name="T11">span</text:span><text:span text:style-name="T18">&gt;</text:span></text:p>
      <text:p text:style-name="P1"><text:s text:c="17"/><text:span text:style-name="T18">&lt;/</text:span><text:span text:style-name="T11">div</text:span><text:span text:style-name="T18">&gt;</text:span></text:p>
      <text:p text:style-name="P1"><text:s text:c="13"/><text:span text:style-name="T18">&lt;/</text:span><text:span text:style-name="T11">div</text:span><text:span text:style-name="T18">&gt;</text:span></text:p>
      <text:p text:style-name="P1"><text:s text:c="9"/><text:span text:style-name="T18">&lt;/</text:span><text:span text:style-name="T11">div</text:span><text:span text:style-name="T18">&gt;</text:span></text:p>
      <text:p text:style-name="P1"><text:s text:c="9"/><text:span text:style-name="T18">&lt;/</text:span><text:span text:style-name="T11">div</text:span><text:span text:style-name="T18">&gt;</text:span></text:p>
      <text:p text:style-name="P1"><text:s text:c="13"/><text:span text:style-name="T18">&lt;</text:span><text:span text:style-name="T11">div </text:span><text:span text:style-name="T7">class=</text:span><text:span text:style-name="T16">"filter"</text:span><text:span text:style-name="T18">&gt;</text:span></text:p>
      <text:p text:style-name="P1"><text:s text:c="17"/><text:span text:style-name="T18">&lt;</text:span><text:span text:style-name="T11">nav</text:span><text:span text:style-name="T18">&gt;</text:span></text:p>
      <text:p text:style-name="P1"><text:s text:c="21"/><text:span text:style-name="T18">&lt;</text:span><text:span text:style-name="T11">li</text:span><text:span text:style-name="T18">&gt;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SHOP BY BRAND</text:span><text:span text:style-name="T18">&lt;/</text:span><text:span text:style-name="T11">a</text:span><text:span text:style-name="T18">&gt;&lt;/</text:span><text:span text:style-name="T11">li</text:span><text:span text:style-name="T18">&gt;</text:span></text:p>
      <text:p text:style-name="P1"><text:s text:c="21"/><text:span text:style-name="T18">&lt;</text:span><text:span text:style-name="T11">li</text:span><text:span text:style-name="T18">&gt;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SHOP BY CATEGORY</text:span><text:span text:style-name="T18">&lt;/</text:span><text:span text:style-name="T11">a</text:span><text:span text:style-name="T18">&gt;&lt;/</text:span><text:span text:style-name="T11">li</text:span><text:span text:style-name="T18">&gt;</text:span></text:p>
      <text:p text:style-name="P1"><text:s text:c="21"/><text:span text:style-name="T18">&lt;</text:span><text:span text:style-name="T11">li</text:span><text:span text:style-name="T18">&gt;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NEW</text:span><text:span text:style-name="T18">&lt;/</text:span><text:span text:style-name="T11">a</text:span><text:span text:style-name="T18">&gt;&lt;/</text:span><text:span text:style-name="T11">li</text:span><text:span text:style-name="T18">&gt;</text:span></text:p>
      <text:p text:style-name="P1"><text:s text:c="21"/><text:span text:style-name="T18">&lt;</text:span><text:span text:style-name="T11">li</text:span><text:span text:style-name="T18">&gt;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PRE-ORDER</text:span><text:span text:style-name="T18">&lt;/</text:span><text:span text:style-name="T11">a</text:span><text:span text:style-name="T18">&gt;&lt;/</text:span><text:span text:style-name="T11">li</text:span><text:span text:style-name="T18">&gt;</text:span></text:p>
      <text:p text:style-name="P1"><text:s text:c="21"/><text:span text:style-name="T18">&lt;</text:span><text:span text:style-name="T11">li</text:span><text:span text:style-name="T18">&gt;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STOCK CLEARANCEPRE</text:span><text:span text:style-name="T18">&lt;/</text:span><text:span text:style-name="T11">a</text:span><text:span text:style-name="T18">&gt;&lt;/</text:span><text:span text:style-name="T11">li</text:span><text:span text:style-name="T18">&gt;</text:span></text:p>
      <text:p text:style-name="P1"><text:s text:c="17"/><text:span text:style-name="T18">&lt;/</text:span><text:span text:style-name="T11">nav</text:span><text:span text:style-name="T18">&gt;</text:span></text:p>
      <text:p text:style-name="P1"><text:s text:c="13"/><text:span text:style-name="T18">&lt;/</text:span><text:span text:style-name="T11">div</text:span><text:span text:style-name="T18">&gt;</text:span></text:p>
      <text:p text:style-name="P2"><text:span text:style-name="T1">&lt;/</text:span><text:span text:style-name="T9">header</text:span><text:span text:style-name="T1">&gt;</text:span></text:p>
      <text:p text:style-name="P2"><text:span text:style-name="T1">&lt;/</text:span><text:span text:style-name="T9">body</text:span><text:span text:style-name="T1">&gt;</text:span></text:p>
      <text:p text:style-name="P5"><text:span text:style-name="T1">&lt;/</text:span><text:span text:style-name="T9">html</text:span><text:span text:style-name="T1">&gt;</text:span></text:p>
      <text:p text:style-name="Standard">***************************************************************</text:p>
      <text:p text:style-name="P2"><text:span text:style-name="T1">&lt;!DOCTYPE </text:span><text:span text:style-name="T4">html</text:span><text:span text:style-name="T1">&gt;</text:span></text:p>
      <text:p text:style-name="P9"><text:span text:style-name="T1">&lt;</text:span><text:span text:style-name="T9">html </text:span><text:span text:style-name="T4">lang=</text:span><text:span text:style-name="T14">"en" </text:span><text:span text:style-name="T4">xmlns=</text:span><text:span text:style-name="T14">"http://www.w3.org/1999/html"</text:span><text:span text:style-name="T1">&gt;</text:span></text:p>
      <text:p text:style-name="P9"><text:span text:style-name="T1">&lt;</text:span><text:span text:style-name="T9">head</text:span><text:span text:style-name="T1">&gt;</text:span></text:p>
      <text:p text:style-name="P8"><text:s text:c="4"/><text:span text:style-name="T18">&lt;</text:span><text:span text:style-name="T11">meta </text:span><text:span text:style-name="T7">charset=</text:span><text:span text:style-name="T16">"UTF-8"</text:span><text:span text:style-name="T18">&gt;</text:span></text:p>
      <text:p text:style-name="P8"><text:s text:c="4"/><text:span text:style-name="T18">&lt;</text:span><text:span text:style-name="T11">title</text:span><text:span text:style-name="T18">&gt;</text:span><text:span text:style-name="T17">Title</text:span><text:span text:style-name="T18">&lt;/</text:span><text:span text:style-name="T11">title</text:span><text:span text:style-name="T18">&gt;</text:span></text:p>
      <text:p text:style-name="P8"><text:s text:c="4"/><text:span text:style-name="T18">&lt;</text:span><text:span text:style-name="T11">link </text:span><text:span text:style-name="T7">href=</text:span><text:span text:style-name="T16">"csstemp.css" </text:span><text:span text:style-name="T7">rel=</text:span><text:span text:style-name="T16">"stylesheet"</text:span><text:span text:style-name="T18">&gt;</text:span></text:p>
      <text:p text:style-name="P9"><text:span text:style-name="T1">&lt;/</text:span><text:span text:style-name="T9">head</text:span><text:span text:style-name="T1">&gt;</text:span></text:p>
      <text:p text:style-name="P9"><text:span text:style-name="T1">&lt;</text:span><text:span text:style-name="T9">header</text:span><text:span text:style-name="T1">&gt;</text:span></text:p>
      <text:p text:style-name="P9"><text:span text:style-name="T1">&lt;</text:span><text:span text:style-name="T9">div </text:span><text:span text:style-name="T4">class=</text:span><text:span text:style-name="T14">"header"</text:span><text:span text:style-name="T1">&gt;</text:span></text:p>
      <text:p text:style-name="P8"><text:s text:c="3"/><text:span text:style-name="T18">&lt;</text:span><text:span text:style-name="T11">div </text:span><text:span text:style-name="T7">class=</text:span><text:span text:style-name="T16">"continer"</text:span><text:span text:style-name="T18">&gt;</text:span></text:p>
      <text:p text:style-name="P8"><text:s text:c="5"/><text:span text:style-name="T18">&lt;</text:span><text:span text:style-name="T11">div </text:span><text:span text:style-name="T7">class=</text:span><text:span text:style-name="T16">"head"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phone1"</text:span><text:span text:style-name="T18">&gt;</text:span></text:p>
      <text:p text:style-name="P8"><text:s text:c="8"/><text:span text:style-name="T18">&lt;</text:span><text:span text:style-name="T11">img </text:span><text:span text:style-name="T7">src=</text:span><text:span text:style-name="T16">"phone-icon.png" </text:span><text:span text:style-name="T7">alt=</text:span><text:span text:style-name="T16">"Phone"</text:span><text:span text:style-name="T18">&gt;</text:span></text:p>
      <text:p text:style-name="P8"><text:s text:c="8"/><text:span text:style-name="T18">&lt;/</text:span><text:span text:style-name="T11">div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no"</text:span><text:span text:style-name="T18">&gt;</text:span></text:p>
      <text:p text:style-name="P8"><text:s text:c="12"/><text:span text:style-name="T17">0045 6013 5070</text:span></text:p>
      <text:p text:style-name="P8"><text:s text:c="8"/><text:span text:style-name="T18">&lt;/</text:span><text:span text:style-name="T11">div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delivery"</text:span><text:span text:style-name="T18">&gt;</text:span></text:p>
      <text:p text:style-name="P8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Delivery</text:span><text:span text:style-name="T18">&lt;/</text:span><text:span text:style-name="T11">a</text:span><text:span text:style-name="T18">&gt;&lt;/</text:span><text:span text:style-name="T11">span</text:span><text:span text:style-name="T18">&gt;</text:span></text:p>
      <text:p text:style-name="P8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Terms</text:span><text:span text:style-name="T18">&lt;/</text:span><text:span text:style-name="T11">span</text:span><text:span text:style-name="T18">&gt;</text:span></text:p>
      <text:p text:style-name="P8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About us</text:span><text:span text:style-name="T18">&lt;/</text:span><text:span text:style-name="T11">a</text:span><text:span text:style-name="T18">&gt;&lt;/</text:span><text:span text:style-name="T11">span</text:span><text:span text:style-name="T18">&gt;</text:span></text:p>
      <text:p text:style-name="P8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FAQ</text:span><text:span text:style-name="T18">&lt;/</text:span><text:span text:style-name="T11">a</text:span><text:span text:style-name="T18">&gt;&lt;/</text:span><text:span text:style-name="T11">span</text:span><text:span text:style-name="T18">&gt;</text:span></text:p>
      <text:p text:style-name="P8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Contact us</text:span><text:span text:style-name="T18">&lt;/</text:span><text:span text:style-name="T11">a</text:span><text:span text:style-name="T18">&gt;&lt;/</text:span><text:span text:style-name="T11">span</text:span><text:span text:style-name="T18">&gt;</text:span></text:p>
      <text:p text:style-name="P8"><text:s text:c="8"/><text:span text:style-name="T18">&lt;/</text:span><text:span text:style-name="T11">div</text:span><text:span text:style-name="T18">&gt;</text:span></text:p>
      <text:p text:style-name="P8"><text:s text:c="8"/><text:span text:style-name="T18">&lt;</text:span><text:span text:style-name="T11">div </text:span><text:span text:style-name="T7">class =</text:span><text:span text:style-name="T16">"login"</text:span><text:span text:style-name="T18">&gt;</text:span></text:p>
      <text:p text:style-name="P8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LOG IN | </text:span><text:span text:style-name="T18">&lt;/</text:span><text:span text:style-name="T11">a</text:span><text:span text:style-name="T18">&gt;</text:span></text:p>
      <text:p text:style-name="P8"><text:s text:c="12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 CREATE CUSTOMER</text:span><text:span text:style-name="T18">&lt;/</text:span><text:span text:style-name="T11">a</text:span><text:span text:style-name="T18">&gt;</text:span></text:p>
      <text:p text:style-name="P8"><text:s text:c="8"/><text:span text:style-name="T18">&lt;/</text:span><text:span text:style-name="T11">div</text:span><text:span text:style-name="T18">&gt;</text:span></text:p>
      <text:p text:style-name="P8"><text:s text:c="4"/><text:span text:style-name="T18">&lt;/</text:span><text:span text:style-name="T11">div</text:span><text:span text:style-name="T18">&gt;</text:span></text:p>
      <text:p text:style-name="P8"><text:s text:c="6"/><text:span text:style-name="T18">&lt;</text:span><text:span text:style-name="T11">div </text:span><text:span text:style-name="T7">class=</text:span><text:span text:style-name="T16">"tdp"</text:span><text:span text:style-name="T18">&gt;</text:span></text:p>
      <text:p text:style-name="P8"><text:s text:c="10"/><text:span text:style-name="T18">&lt;</text:span><text:span text:style-name="T11">p</text:span><text:span text:style-name="T18">&gt;</text:span><text:span text:style-name="T17">Fully TPD compliant custom labeling | More than 25.000 active TPD notifications in 24 EU languages </text:span><text:span text:style-name="T18">&lt;/</text:span><text:span text:style-name="T11">p</text:span><text:span text:style-name="T18">&gt;</text:span></text:p>
      <text:p text:style-name="P8"><text:s text:c="6"/><text:span text:style-name="T18">&lt;/</text:span><text:span text:style-name="T11">div</text:span><text:span text:style-name="T18">&gt;</text:span></text:p>
      <text:p text:style-name="P8"><text:s text:c="6"/><text:span text:style-name="T18">&lt;</text:span><text:span text:style-name="T11">div </text:span><text:span text:style-name="T7">class=</text:span><text:span text:style-name="T16">"logo"</text:span><text:span text:style-name="T18">&gt;</text:span></text:p>
      <text:p text:style-name="P8"><text:s text:c="10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&lt;</text:span><text:span text:style-name="T11">img </text:span><text:span text:style-name="T7">src=</text:span><text:span text:style-name="T16">"logo.png" </text:span><text:span text:style-name="T7">alt=</text:span><text:span text:style-name="T16">"main logo" </text:span><text:span text:style-name="T18">&gt;&lt;/</text:span><text:span text:style-name="T11">a</text:span><text:span text:style-name="T18">&gt;</text:span></text:p>
      <text:p text:style-name="P8"><text:s text:c="6"/><text:span text:style-name="T18">&lt;/</text:span><text:span text:style-name="T11">div</text:span><text:span text:style-name="T18">&gt;</text:span></text:p>
      <text:p text:style-name="P8"><text:s text:c="6"/><text:span text:style-name="T18">&lt;</text:span><text:span text:style-name="T11">div </text:span><text:span text:style-name="T7">class=</text:span><text:span text:style-name="T16">"Mcart"</text:span><text:span text:style-name="T18">&gt;</text:span></text:p>
      <text:p text:style-name="P8"><text:s text:c="10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 </text:span><text:span text:style-name="T18">&lt;</text:span><text:span text:style-name="T11">img </text:span><text:span text:style-name="T7">src=</text:span><text:span text:style-name="T16">"cart-icon.png" </text:span><text:span text:style-name="T7">alt=</text:span><text:span text:style-name="T16">"cart icon"</text:span><text:span text:style-name="T18">&gt;&lt;/</text:span><text:span text:style-name="T11">a</text:span><text:span text:style-name="T18">&gt;</text:span></text:p>
      <text:p text:style-name="P8"><text:s text:c="6"/><text:span text:style-name="T18">&lt;/</text:span><text:span text:style-name="T11">div</text:span><text:span text:style-name="T18">&gt;</text:span></text:p>
      <text:p text:style-name="P8"><text:soft-page-break/><text:s text:c="6"/><text:span text:style-name="T18">&lt;</text:span><text:span text:style-name="T11">div </text:span><text:span text:style-name="T7">class=</text:span><text:span text:style-name="T16">"rahul"</text:span><text:span text:style-name="T18">&gt;</text:span></text:p>
      <text:p text:style-name="P8"><text:s text:c="10"/><text:span text:style-name="T18">&lt;</text:span><text:span text:style-name="T11">form </text:span><text:span text:style-name="T7">action=</text:span><text:span text:style-name="T16">"/action_page.php"</text:span><text:span text:style-name="T18">&gt;</text:span></text:p>
      <text:p text:style-name="P8"><text:s text:c="14"/><text:span text:style-name="T18">&lt;</text:span><text:span text:style-name="T11">input </text:span><text:span text:style-name="T7">type=</text:span><text:span text:style-name="T16">"text" </text:span><text:span text:style-name="T7">class=</text:span><text:span text:style-name="T16">"sbox" </text:span><text:span text:style-name="T7">placeholder=</text:span><text:span text:style-name="T16">"Search.." </text:span><text:span text:style-name="T7">name=</text:span><text:span text:style-name="T16">"search"</text:span><text:span text:style-name="T18">&gt;</text:span></text:p>
      <text:p text:style-name="P8"><text:s text:c="14"/><text:span text:style-name="T18">&lt;</text:span><text:span text:style-name="T11">button </text:span><text:span text:style-name="T7">type=</text:span><text:span text:style-name="T16">"submit" <text:s/></text:span><text:span text:style-name="T18">&lt;</text:span><text:span text:style-name="T11">div </text:span><text:span text:style-name="T7">class=</text:span><text:span text:style-name="T16">"search" </text:span><text:span text:style-name="T18">&lt;/</text:span><text:span text:style-name="T11">button</text:span><text:span text:style-name="T18">&gt;&lt;/</text:span><text:span text:style-name="T11">form</text:span><text:span text:style-name="T18">&gt;</text:span></text:p>
      <text:p text:style-name="P8"><text:s text:c="10"/><text:span text:style-name="T18">&lt;/</text:span><text:span text:style-name="T11">form</text:span><text:span text:style-name="T18">&gt;</text:span></text:p>
      <text:p text:style-name="P8"><text:s text:c="6"/><text:span text:style-name="T18">&lt;/</text:span><text:span text:style-name="T11">div</text:span><text:span text:style-name="T18">&gt;</text:span><text:span text:style-name="T17">`</text:span></text:p>
      <text:p text:style-name="P8"><text:s text:c="6"/><text:span text:style-name="T18">&lt;</text:span><text:span text:style-name="T11">div </text:span><text:span text:style-name="T7">class=</text:span><text:span text:style-name="T16">"Showall"</text:span><text:span text:style-name="T18">&gt;</text:span></text:p>
      <text:p text:style-name="P8"><text:s text:c="10"/><text:span text:style-name="T18">&lt;</text:span><text:span text:style-name="T11">p</text:span><text:span text:style-name="T18">&gt;</text:span><text:span text:style-name="T17">SHOW ONLY LEGAL PRODUCTS FOR</text:span><text:span text:style-name="T18">&lt;/</text:span><text:span text:style-name="T11">p</text:span><text:span text:style-name="T18">&gt;</text:span></text:p>
      <text:p text:style-name="P8"><text:s text:c="19"/><text:span text:style-name="T18">&lt;</text:span><text:span text:style-name="T11">div </text:span><text:span text:style-name="T7">class=</text:span><text:span text:style-name="T16">"liststyle"</text:span><text:span text:style-name="T18">&gt;</text:span></text:p>
      <text:p text:style-name="P8"><text:s text:c="25"/><text:span text:style-name="T18">&lt;</text:span><text:span text:style-name="T11">select </text:span><text:span text:style-name="T7">name=</text:span><text:span text:style-name="T16">"country" </text:span><text:span text:style-name="T7">id=</text:span><text:span text:style-name="T16">"country"</text:span><text:span text:style-name="T18">&gt;</text:span></text:p>
      <text:p text:style-name="P8"><text:s text:c="32"/><text:span text:style-name="T18">&lt;</text:span><text:span text:style-name="T11">option </text:span><text:span text:style-name="T7">value=</text:span><text:span text:style-name="T16">"Show All"</text:span><text:span text:style-name="T18">&gt;</text:span><text:span text:style-name="T17">Show All</text:span><text:span text:style-name="T18">&lt;/</text:span><text:span text:style-name="T11">option</text:span><text:span text:style-name="T18">&gt;</text:span></text:p>
      <text:p text:style-name="P8"><text:s text:c="32"/><text:span text:style-name="T18">&lt;</text:span><text:span text:style-name="T11">option </text:span><text:span text:style-name="T7">value=</text:span><text:span text:style-name="T16">"volvo"</text:span><text:span text:style-name="T18">&gt;</text:span><text:span text:style-name="T17">Volvo</text:span><text:span text:style-name="T18">&lt;/</text:span><text:span text:style-name="T11">option</text:span><text:span text:style-name="T18">&gt;</text:span></text:p>
      <text:p text:style-name="P8"><text:s text:c="32"/><text:span text:style-name="T18">&lt;</text:span><text:span text:style-name="T11">option </text:span><text:span text:style-name="T7">value=</text:span><text:span text:style-name="T16">"saab"</text:span><text:span text:style-name="T18">&gt;</text:span><text:span text:style-name="T17">Saab</text:span><text:span text:style-name="T18">&lt;/</text:span><text:span text:style-name="T11">option</text:span><text:span text:style-name="T18">&gt;</text:span></text:p>
      <text:p text:style-name="P8"><text:s text:c="32"/><text:span text:style-name="T18">&lt;</text:span><text:span text:style-name="T11">option </text:span><text:span text:style-name="T7">value=</text:span><text:span text:style-name="T16">"mercedes"</text:span><text:span text:style-name="T18">&gt;</text:span><text:span text:style-name="T17">Mercedes</text:span><text:span text:style-name="T18">&lt;/</text:span><text:span text:style-name="T11">option</text:span><text:span text:style-name="T18">&gt;</text:span></text:p>
      <text:p text:style-name="P8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8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8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8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8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8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8"><text:s text:c="32"/><text:span text:style-name="T18">&lt;</text:span><text:span text:style-name="T11">option </text:span><text:span text:style-name="T7">value=</text:span><text:span text:style-name="T16">"audi"</text:span><text:span text:style-name="T18">&gt;</text:span><text:span text:style-name="T17">Audi</text:span><text:span text:style-name="T18">&lt;/</text:span><text:span text:style-name="T11">option</text:span><text:span text:style-name="T18">&gt;</text:span></text:p>
      <text:p text:style-name="P8"><text:s text:c="25"/><text:span text:style-name="T18">&lt;/</text:span><text:span text:style-name="T11">select</text:span><text:span text:style-name="T18">&gt;</text:span></text:p>
      <text:p text:style-name="P8"><text:s text:c="19"/><text:span text:style-name="T18">&lt;/</text:span><text:span text:style-name="T11">div</text:span><text:span text:style-name="T18">&gt;</text:span></text:p>
      <text:p text:style-name="P8"><text:s text:c="6"/><text:span text:style-name="T18">&lt;/</text:span><text:span text:style-name="T11">div</text:span><text:span text:style-name="T18">&gt;</text:span></text:p>
      <text:p text:style-name="P8"><text:s text:c="7"/><text:span text:style-name="T18">&lt;</text:span><text:span text:style-name="T11">div </text:span><text:span text:style-name="T7">class=</text:span><text:span text:style-name="T16">"hbar"</text:span><text:span text:style-name="T18">&gt;</text:span></text:p>
      <text:p text:style-name="P8"><text:s text:c="10"/><text:span text:style-name="T18">&lt;</text:span><text:span text:style-name="T11">div </text:span><text:span text:style-name="T7">class=</text:span><text:span text:style-name="T16">"sbb"</text:span><text:span text:style-name="T18">&gt;</text:span></text:p>
      <text:p text:style-name="P8"><text:s text:c="14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SHOP BY BRAND</text:span><text:span text:style-name="T18">&lt;/</text:span><text:span text:style-name="T11">a</text:span><text:span text:style-name="T18">&gt;</text:span></text:p>
      <text:p text:style-name="P8"><text:s text:c="14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SHOP BY CATEGORY</text:span><text:span text:style-name="T18">&lt;/</text:span><text:span text:style-name="T11">a</text:span><text:span text:style-name="T18">&gt;</text:span></text:p>
      <text:p text:style-name="P8"><text:s text:c="10"/><text:span text:style-name="T18">&lt;/</text:span><text:span text:style-name="T11">div</text:span><text:span text:style-name="T18">&gt;</text:span></text:p>
      <text:p text:style-name="P8"><text:s text:c="10"/><text:span text:style-name="T18">&lt;</text:span><text:span text:style-name="T11">div </text:span><text:span text:style-name="T7">class=</text:span><text:span text:style-name="T16">"sbb2"</text:span><text:span text:style-name="T18">&gt;</text:span></text:p>
      <text:p text:style-name="P8"><text:s text:c="14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NEW</text:span><text:span text:style-name="T18">&lt;/</text:span><text:span text:style-name="T11">a</text:span><text:span text:style-name="T18">&gt;</text:span></text:p>
      <text:p text:style-name="P8"><text:s text:c="14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PRE-ORDER</text:span><text:span text:style-name="T18">&lt;/</text:span><text:span text:style-name="T11">a</text:span><text:span text:style-name="T18">&gt;</text:span></text:p>
      <text:p text:style-name="P8"><text:s text:c="14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STOCK CLEARANCEPRE</text:span><text:span text:style-name="T18">&lt;/</text:span><text:span text:style-name="T11">a</text:span><text:span text:style-name="T18">&gt;</text:span></text:p>
      <text:p text:style-name="P8"><text:s text:c="10"/><text:span text:style-name="T18">&lt;/</text:span><text:span text:style-name="T11">div</text:span><text:span text:style-name="T18">&gt;</text:span></text:p>
      <text:p text:style-name="P8"><text:s text:c="6"/><text:span text:style-name="T18">&lt;/</text:span><text:span text:style-name="T11">div</text:span><text:span text:style-name="T18">&gt;</text:span></text:p>
      <text:p text:style-name="P8"><text:s text:c="4"/><text:span text:style-name="T18">&lt;/</text:span><text:span text:style-name="T11">div</text:span><text:span text:style-name="T18">&gt;</text:span></text:p>
      <text:p text:style-name="P9"><text:span text:style-name="T1">&lt;/</text:span><text:span text:style-name="T9">div</text:span><text:span text:style-name="T1">&gt;</text:span></text:p>
      <text:p text:style-name="P9"><text:span text:style-name="T1">&lt;/</text:span><text:span text:style-name="T9">header</text:span><text:span text:style-name="T1">&gt;</text:span></text:p>
      <text:p text:style-name="P9"><text:span text:style-name="T1">&lt;</text:span><text:span text:style-name="T9">div </text:span><text:span text:style-name="T4">class=</text:span><text:span text:style-name="T14">"navcontainer"</text:span><text:span text:style-name="T1">&gt;</text:span></text:p>
      <text:p text:style-name="P8"><text:s text:c="4"/><text:span text:style-name="T18">&lt;</text:span><text:span text:style-name="T11">div </text:span><text:span text:style-name="T7">class=</text:span><text:span text:style-name="T16">"navbar" </text:span><text:span text:style-name="T18">&gt;</text:span></text:p>
      <text:p text:style-name="P8"><text:s text:c="8"/><text:span text:style-name="T18">&lt;</text:span><text:span text:style-name="T11">nav</text:span><text:span text:style-name="T18">&gt;</text:span></text:p>
      <text:p text:style-name="P8"><text:s text:c="12"/><text:span text:style-name="T18">&lt;</text:span><text:span text:style-name="T11">div </text:span><text:span text:style-name="T7">class=</text:span><text:span text:style-name="T16">"imag"</text:span><text:span text:style-name="T18">&gt;</text:span></text:p>
      <text:p text:style-name="P8"><text:s text:c="16"/><text:span text:style-name="T18">&lt;</text:span><text:span text:style-name="T11">img </text:span><text:span text:style-name="T7">src=</text:span><text:span text:style-name="T16">"day-to-day-icon.png"</text:span><text:span text:style-name="T18">&gt;</text:span></text:p>
      <text:p text:style-name="P8"><text:s text:c="12"/><text:span text:style-name="T18">&lt;/</text:span><text:span text:style-name="T11">div</text:span><text:span text:style-name="T18">&gt;</text:span></text:p>
      <text:p text:style-name="P8"><text:s text:c="12"/><text:span text:style-name="T18">&lt;</text:span><text:span text:style-name="T11">div </text:span><text:span text:style-name="T7">class=</text:span><text:span text:style-name="T16">"head3"</text:span><text:span text:style-name="T18">&gt;</text:span></text:p>
      <text:p text:style-name="P8"><text:s text:c="16"/><text:span text:style-name="T18">&lt;</text:span><text:span text:style-name="T11">h3</text:span><text:span text:style-name="T18">&gt;</text:span><text:span text:style-name="T17">DAY TO DAY</text:span><text:span text:style-name="T18">&lt;/</text:span><text:span text:style-name="T11">h3</text:span><text:span text:style-name="T18">&gt;</text:span></text:p>
      <text:p text:style-name="P8"><text:s text:c="16"/><text:span text:style-name="T18">&lt;</text:span><text:span text:style-name="T11">p</text:span><text:span text:style-name="T18">&gt;</text:span><text:span text:style-name="T17">delivery in EU</text:span><text:span text:style-name="T18">&lt;/</text:span><text:span text:style-name="T11">p</text:span><text:span text:style-name="T18">&gt;</text:span></text:p>
      <text:p text:style-name="P8"><text:s text:c="12"/><text:span text:style-name="T18">&lt;/</text:span><text:span text:style-name="T11">div</text:span><text:span text:style-name="T18">&gt;</text:span></text:p>
      <text:p text:style-name="P8"><text:s text:c="8"/><text:span text:style-name="T18">&lt;/</text:span><text:span text:style-name="T11">nav</text:span><text:span text:style-name="T18">&gt;</text:span></text:p>
      <text:p text:style-name="P8"><text:s text:c="4"/><text:span text:style-name="T18">&lt;/</text:span><text:span text:style-name="T11">div</text:span><text:span text:style-name="T18">&gt;</text:span></text:p>
      <text:p text:style-name="P9"><text:span text:style-name="T1">&lt;/</text:span><text:span text:style-name="T9">div</text:span><text:span text:style-name="T1">&gt;</text:span></text:p>
      <text:p text:style-name="P9"><text:span text:style-name="T1">&lt;</text:span><text:span text:style-name="T9">div </text:span><text:span text:style-name="T4">class=</text:span><text:span text:style-name="T14">"container"</text:span><text:span text:style-name="T1">&gt;</text:span></text:p>
      <text:p text:style-name="P8"><text:s text:c="4"/><text:span text:style-name="T18">&lt;</text:span><text:span text:style-name="T11">img </text:span><text:span text:style-name="T7">src=</text:span><text:span text:style-name="T16">"banner.png" </text:span><text:span text:style-name="T7">alt=</text:span><text:span text:style-name="T16">"Snow" </text:span><text:span text:style-name="T7">style=</text:span><text:span text:style-name="T16">"</text:span><text:span text:style-name="T6">width</text:span><text:span text:style-name="T17">:</text:span><text:span text:style-name="T5">100</text:span><text:span text:style-name="T17">%</text:span><text:span text:style-name="T16">"</text:span><text:span text:style-name="T18">&gt;</text:span></text:p>
      <text:p text:style-name="P8"><text:s text:c="4"/><text:span text:style-name="T18">&lt;</text:span><text:span text:style-name="T11">a </text:span><text:span text:style-name="T7">href=</text:span><text:span text:style-name="T16">"#" </text:span><text:span text:style-name="T7">class=</text:span><text:span text:style-name="T16">"btn"</text:span><text:span text:style-name="T18">&gt;</text:span><text:span text:style-name="T17">EXPLORE</text:span><text:span text:style-name="T18">&lt;/</text:span><text:span text:style-name="T11">a</text:span><text:span text:style-name="T18">&gt;</text:span></text:p>
      <text:p text:style-name="P8"><text:s text:c="4"/><text:span text:style-name="T18">&lt;</text:span><text:span text:style-name="T11">a </text:span><text:span text:style-name="T7">href=</text:span><text:span text:style-name="T16">"#" </text:span><text:span text:style-name="T7">class=</text:span><text:span text:style-name="T16">"btn2"</text:span><text:span text:style-name="T18">&gt;</text:span><text:span text:style-name="T17">BUY NOW</text:span><text:span text:style-name="T18">&lt;/</text:span><text:span text:style-name="T11">a</text:span><text:span text:style-name="T18">&gt;</text:span></text:p>
      <text:p text:style-name="P8"><text:s text:c="2"/><text:span text:style-name="T18">&lt;/</text:span><text:span text:style-name="T11">div</text:span><text:span text:style-name="T18">&gt;</text:span></text:p>
      <text:p text:style-name="P8"><text:s text:c="3"/><text:span text:style-name="T18">&lt;</text:span><text:span text:style-name="T11">div </text:span><text:span text:style-name="T7">class=</text:span><text:span text:style-name="T16">"gallery1"</text:span><text:span text:style-name="T18">&gt;</text:span></text:p>
      <text:p text:style-name="P8"><text:s text:c="6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/text:p>
      <text:p text:style-name="P8"><text:s text:c="4"/><text:span text:style-name="T18">&lt;</text:span><text:span text:style-name="T11">img </text:span><text:span text:style-name="T7">src=</text:span><text:span text:style-name="T16">"moo-shake-img.png" </text:span><text:span text:style-name="T18">&gt;</text:span></text:p>
      <text:p text:style-name="P8"><text:s text:c="6"/><text:span text:style-name="T18">&lt;/</text:span><text:span text:style-name="T11">a</text:span><text:span text:style-name="T18">&gt;</text:span></text:p>
      <text:p text:style-name="P8"><text:soft-page-break/><text:s text:c="3"/><text:span text:style-name="T18">&lt;/</text:span><text:span text:style-name="T11">div</text:span><text:span text:style-name="T18">&gt;</text:span></text:p>
      <text:p text:style-name="P8"><text:s text:c="4"/><text:span text:style-name="T18">&lt;</text:span><text:span text:style-name="T11">div </text:span><text:span text:style-name="T7">class=</text:span><text:span text:style-name="T16">"gallery"</text:span><text:span text:style-name="T18">&gt;</text:span></text:p>
      <text:p text:style-name="P8"><text:s text:c="8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/text:p>
      <text:p text:style-name="P8"><text:s text:c="12"/><text:span text:style-name="T18">&lt;</text:span><text:span text:style-name="T11">img </text:span><text:span text:style-name="T7">src=</text:span><text:span text:style-name="T16">"capella-img.png" </text:span><text:span text:style-name="T18">&gt;</text:span></text:p>
      <text:p text:style-name="P8"><text:s text:c="8"/><text:span text:style-name="T18">&lt;/</text:span><text:span text:style-name="T11">a</text:span><text:span text:style-name="T18">&gt;</text:span></text:p>
      <text:p text:style-name="P8"><text:s text:c="4"/><text:span text:style-name="T18">&lt;/</text:span><text:span text:style-name="T11">div</text:span><text:span text:style-name="T18">&gt;</text:span></text:p>
      <text:p text:style-name="P8"><text:s text:c="4"/><text:span text:style-name="T18">&lt;</text:span><text:span text:style-name="T11">div </text:span><text:span text:style-name="T7">class=</text:span><text:span text:style-name="T16">"gallery"</text:span><text:span text:style-name="T18">&gt;</text:span></text:p>
      <text:p text:style-name="P8"><text:s text:c="8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/text:p>
      <text:p text:style-name="P8"><text:s text:c="12"/><text:span text:style-name="T18">&lt;</text:span><text:span text:style-name="T11">img </text:span><text:span text:style-name="T7">src=</text:span><text:span text:style-name="T16">"salt-18-img.png" </text:span><text:span text:style-name="T18">&gt;</text:span></text:p>
      <text:p text:style-name="P8"><text:s text:c="8"/><text:span text:style-name="T18">&lt;/</text:span><text:span text:style-name="T11">a</text:span><text:span text:style-name="T18">&gt;</text:span></text:p>
      <text:p text:style-name="P8"><text:s text:c="4"/><text:span text:style-name="T18">&lt;/</text:span><text:span text:style-name="T11">div</text:span><text:span text:style-name="T18">&gt;</text:span></text:p>
      <text:p text:style-name="P8"><text:s text:c="4"/><text:span text:style-name="T18">&lt;</text:span><text:span text:style-name="T11">div </text:span><text:span text:style-name="T7">class=</text:span><text:span text:style-name="T16">"gallery4"</text:span><text:span text:style-name="T18">&gt;</text:span></text:p>
      <text:p text:style-name="P8"><text:s text:c="8"/><text:span text:style-name="T18">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/text:p>
      <text:p text:style-name="P8"><text:s text:c="12"/><text:span text:style-name="T18">&lt;</text:span><text:span text:style-name="T11">img </text:span><text:span text:style-name="T7">src=</text:span><text:span text:style-name="T16">"tigon-kit-img.png"</text:span><text:span text:style-name="T18">&gt;</text:span></text:p>
      <text:p text:style-name="P8"><text:s text:c="8"/><text:span text:style-name="T18">&lt;/</text:span><text:span text:style-name="T11">a</text:span><text:span text:style-name="T18">&gt;</text:span></text:p>
      <text:p text:style-name="P8"><text:s text:c="4"/><text:span text:style-name="T18">&lt;/</text:span><text:span text:style-name="T11">div</text:span><text:span text:style-name="T18">&gt;</text:span></text:p>
      <text:p text:style-name="P9"><text:span text:style-name="T1">&lt;</text:span><text:span text:style-name="T9">div </text:span><text:span text:style-name="T4">class=</text:span><text:span text:style-name="T14">"buttonss"</text:span><text:span text:style-name="T1">&gt;</text:span></text:p>
      <text:p text:style-name="P8"><text:s text:c="7"/><text:span text:style-name="T18">&lt;</text:span><text:span text:style-name="T11">a </text:span><text:span text:style-name="T7">href=</text:span><text:span text:style-name="T16">"#" </text:span><text:span text:style-name="T7">div class=</text:span><text:span text:style-name="T16">"arrived"</text:span><text:span text:style-name="T18">&gt;</text:span><text:span text:style-name="T17"> JUST ARRIVED</text:span><text:span text:style-name="T18">&lt;/</text:span><text:span text:style-name="T11">a</text:span><text:span text:style-name="T18">&gt;</text:span></text:p>
      <text:p text:style-name="P8"><text:s text:c="7"/><text:span text:style-name="T18">&lt;</text:span><text:span text:style-name="T11">a </text:span><text:span text:style-name="T7">href=</text:span><text:span text:style-name="T16">"#" </text:span><text:span text:style-name="T7">div class=</text:span><text:span text:style-name="T16">"porder"</text:span><text:span text:style-name="T18">&gt;</text:span><text:span text:style-name="T17"> PRE-ORDER</text:span><text:span text:style-name="T18">&lt;/</text:span><text:span text:style-name="T11">a</text:span><text:span text:style-name="T18">&gt;</text:span></text:p>
      <text:p text:style-name="P8"><text:s text:c="7"/><text:span text:style-name="T18">&lt;</text:span><text:span text:style-name="T11">a </text:span><text:span text:style-name="T7">href=</text:span><text:span text:style-name="T16">"#" </text:span><text:span text:style-name="T7">div class=</text:span><text:span text:style-name="T16">"stock"</text:span><text:span text:style-name="T18">&gt;</text:span><text:span text:style-name="T17"> STOCK CLEARANCE</text:span><text:span text:style-name="T18">&lt;/</text:span><text:span text:style-name="T11">a</text:span><text:span text:style-name="T18">&gt;</text:span></text:p>
      <text:p text:style-name="P8"><text:s text:c="3"/><text:span text:style-name="T18">&lt;/</text:span><text:span text:style-name="T11">div</text:span><text:span text:style-name="T18">&gt;</text:span></text:p>
      <text:p text:style-name="P9"><text:span text:style-name="T1">&lt;</text:span><text:span text:style-name="T9">div </text:span><text:span text:style-name="T4">class=</text:span><text:span text:style-name="T14">"multiimg"</text:span><text:span text:style-name="T1">&gt;</text:span></text:p>
      <text:p text:style-name="P8"><text:s text:c="4"/><text:span text:style-name="T18">&lt;</text:span><text:span text:style-name="T11">div </text:span><text:span text:style-name="T7">class=</text:span><text:span text:style-name="T16">"multiimg"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justnow"</text:span><text:span text:style-name="T18">&gt;</text:span></text:p>
      <text:p text:style-name="P8"><text:s text:c="12"/><text:span text:style-name="T18">&lt;</text:span><text:span text:style-name="T11">span</text:span><text:span text:style-name="T18">&gt;&lt;</text:span><text:span text:style-name="T11">a </text:span><text:span text:style-name="T7">href=</text:span><text:span text:style-name="T16">"#" </text:span><text:span text:style-name="T7">target=</text:span><text:span text:style-name="T16">"_blank"</text:span><text:span text:style-name="T18">&gt;</text:span><text:span text:style-name="T17">JUST ARRIVED </text:span><text:span text:style-name="T18">&lt;/</text:span><text:span text:style-name="T11">a</text:span><text:span text:style-name="T18">&gt;&lt;/</text:span><text:span text:style-name="T11">span</text:span><text:span text:style-name="T18">&gt;</text:span></text:p>
      <text:p text:style-name="P8"><text:s text:c="8"/><text:span text:style-name="T18">&lt;/</text:span><text:span text:style-name="T11">div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imgjust"</text:span><text:span text:style-name="T18">&gt;</text:span></text:p>
      <text:p text:style-name="P8"><text:s text:c="12"/><text:span text:style-name="T18">&lt;</text:span><text:span text:style-name="T11">a </text:span><text:span text:style-name="T7">target=</text:span><text:span text:style-name="T16">"_blank" </text:span><text:span text:style-name="T7">href=</text:span><text:span text:style-name="T16">"#"</text:span><text:span text:style-name="T18">&gt;</text:span></text:p>
      <text:p text:style-name="P8"><text:s text:c="16"/><text:span text:style-name="T18">&lt;</text:span><text:span text:style-name="T11">img </text:span><text:span text:style-name="T7">src=</text:span><text:span text:style-name="T16">"prod-img.png" </text:span><text:span text:style-name="T7">alt=</text:span><text:span text:style-name="T16">"Cinque Terre" </text:span><text:span text:style-name="T18">&gt;</text:span></text:p>
      <text:p text:style-name="P8"><text:s text:c="12"/><text:span text:style-name="T18">&lt;/</text:span><text:span text:style-name="T11">a</text:span><text:span text:style-name="T18">&gt;</text:span></text:p>
      <text:p text:style-name="P8"><text:s text:c="12"/><text:span text:style-name="T18">&lt;</text:span><text:span text:style-name="T11">div </text:span><text:span text:style-name="T7">class=</text:span><text:span text:style-name="T16">"desc"</text:span><text:span text:style-name="T18">&gt;</text:span><text:span text:style-name="T17">Add a description of the image here</text:span><text:span text:style-name="T18">&lt;/</text:span><text:span text:style-name="T11">div</text:span><text:span text:style-name="T18">&gt;</text:span></text:p>
      <text:p text:style-name="P8"><text:s text:c="8"/><text:span text:style-name="T18">&lt;/</text:span><text:span text:style-name="T11">div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imgjust"</text:span><text:span text:style-name="T18">&gt;</text:span></text:p>
      <text:p text:style-name="P8"><text:s text:c="12"/><text:span text:style-name="T18">&lt;</text:span><text:span text:style-name="T11">a </text:span><text:span text:style-name="T7">target=</text:span><text:span text:style-name="T16">"_blank" </text:span><text:span text:style-name="T7">href=</text:span><text:span text:style-name="T16">"#"</text:span><text:span text:style-name="T18">&gt;</text:span></text:p>
      <text:p text:style-name="P8"><text:s text:c="16"/><text:span text:style-name="T18">&lt;</text:span><text:span text:style-name="T11">img </text:span><text:span text:style-name="T7">src=</text:span><text:span text:style-name="T16">"prod-img.png" </text:span><text:span text:style-name="T7">alt=</text:span><text:span text:style-name="T16">"Forest" </text:span><text:span text:style-name="T18">&gt;</text:span></text:p>
      <text:p text:style-name="P8"><text:s text:c="12"/><text:span text:style-name="T18">&lt;/</text:span><text:span text:style-name="T11">a</text:span><text:span text:style-name="T18">&gt;</text:span></text:p>
      <text:p text:style-name="P8"><text:s text:c="12"/><text:span text:style-name="T18">&lt;</text:span><text:span text:style-name="T11">div </text:span><text:span text:style-name="T7">class=</text:span><text:span text:style-name="T16">"desc"</text:span><text:span text:style-name="T18">&gt;</text:span><text:span text:style-name="T17">Add a description of the image here</text:span><text:span text:style-name="T18">&lt;/</text:span><text:span text:style-name="T11">div</text:span><text:span text:style-name="T18">&gt;</text:span></text:p>
      <text:p text:style-name="P8"><text:s text:c="8"/><text:span text:style-name="T18">&lt;/</text:span><text:span text:style-name="T11">div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imgjust"</text:span><text:span text:style-name="T18">&gt;</text:span></text:p>
      <text:p text:style-name="P8"><text:s text:c="12"/><text:span text:style-name="T18">&lt;</text:span><text:span text:style-name="T11">a </text:span><text:span text:style-name="T7">target=</text:span><text:span text:style-name="T16">"_blank" </text:span><text:span text:style-name="T7">href=</text:span><text:span text:style-name="T16">"#"</text:span><text:span text:style-name="T18">&gt;</text:span></text:p>
      <text:p text:style-name="P8"><text:s text:c="16"/><text:span text:style-name="T18">&lt;</text:span><text:span text:style-name="T11">img </text:span><text:span text:style-name="T7">src=</text:span><text:span text:style-name="T16">"prod-img.png" </text:span><text:span text:style-name="T7">alt=</text:span><text:span text:style-name="T16">"Northern Lights" </text:span><text:span text:style-name="T18">&gt;</text:span></text:p>
      <text:p text:style-name="P8"><text:s text:c="12"/><text:span text:style-name="T18">&lt;/</text:span><text:span text:style-name="T11">a</text:span><text:span text:style-name="T18">&gt;</text:span></text:p>
      <text:p text:style-name="P8"><text:s text:c="12"/><text:span text:style-name="T18">&lt;</text:span><text:span text:style-name="T11">div </text:span><text:span text:style-name="T7">class=</text:span><text:span text:style-name="T16">"desc"</text:span><text:span text:style-name="T18">&gt;</text:span><text:span text:style-name="T17">Add a description of the image here</text:span><text:span text:style-name="T18">&lt;/</text:span><text:span text:style-name="T11">div</text:span><text:span text:style-name="T18">&gt;</text:span></text:p>
      <text:p text:style-name="P8"><text:s text:c="8"/><text:span text:style-name="T18">&lt;/</text:span><text:span text:style-name="T11">div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imgjust"</text:span><text:span text:style-name="T18">&gt;</text:span></text:p>
      <text:p text:style-name="P8"><text:s text:c="12"/><text:span text:style-name="T18">&lt;</text:span><text:span text:style-name="T11">a </text:span><text:span text:style-name="T7">target=</text:span><text:span text:style-name="T16">"_blank" </text:span><text:span text:style-name="T7">href=</text:span><text:span text:style-name="T16">"#"</text:span><text:span text:style-name="T18">&gt;</text:span></text:p>
      <text:p text:style-name="P8"><text:s text:c="16"/><text:span text:style-name="T18">&lt;</text:span><text:span text:style-name="T11">img </text:span><text:span text:style-name="T7">src=</text:span><text:span text:style-name="T16">"prod-img.png" </text:span><text:span text:style-name="T7">alt=</text:span><text:span text:style-name="T16">"Mountains"</text:span><text:span text:style-name="T18">&gt;</text:span></text:p>
      <text:p text:style-name="P8"><text:s text:c="12"/><text:span text:style-name="T18">&lt;/</text:span><text:span text:style-name="T11">a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desc"</text:span><text:span text:style-name="T18">&gt;</text:span><text:span text:style-name="T17">Add a description of the image here</text:span><text:span text:style-name="T18">&lt;/</text:span><text:span text:style-name="T11">div</text:span><text:span text:style-name="T18">&gt;</text:span></text:p>
      <text:p text:style-name="P8"><text:s text:c="8"/><text:span text:style-name="T18">&lt;/</text:span><text:span text:style-name="T11">div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imgjust"</text:span><text:span text:style-name="T18">&gt;</text:span></text:p>
      <text:p text:style-name="P8"><text:s text:c="12"/><text:span text:style-name="T18">&lt;</text:span><text:span text:style-name="T11">a </text:span><text:span text:style-name="T7">target=</text:span><text:span text:style-name="T16">"_blank" </text:span><text:span text:style-name="T7">href=</text:span><text:span text:style-name="T16">"#"</text:span><text:span text:style-name="T18">&gt;</text:span></text:p>
      <text:p text:style-name="P8"><text:s text:c="16"/><text:span text:style-name="T18">&lt;</text:span><text:span text:style-name="T11">img </text:span><text:span text:style-name="T7">src=</text:span><text:span text:style-name="T16">"prod-img.png" </text:span><text:span text:style-name="T7">alt=</text:span><text:span text:style-name="T16">"Mountains"</text:span><text:span text:style-name="T18">&gt;</text:span></text:p>
      <text:p text:style-name="P8"><text:s text:c="12"/><text:span text:style-name="T18">&lt;/</text:span><text:span text:style-name="T11">a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desc"</text:span><text:span text:style-name="T18">&gt;</text:span><text:span text:style-name="T17">Add a description of the image here</text:span><text:span text:style-name="T18">&lt;/</text:span><text:span text:style-name="T11">div</text:span><text:span text:style-name="T18">&gt;</text:span></text:p>
      <text:p text:style-name="P8"><text:s text:c="8"/><text:span text:style-name="T18">&lt;/</text:span><text:span text:style-name="T11">div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imgjust"</text:span><text:span text:style-name="T18">&gt;</text:span></text:p>
      <text:p text:style-name="P8"><text:s text:c="12"/><text:span text:style-name="T18">&lt;</text:span><text:span text:style-name="T11">a </text:span><text:span text:style-name="T7">target=</text:span><text:span text:style-name="T16">"_blank" </text:span><text:span text:style-name="T7">href=</text:span><text:span text:style-name="T16">"#"</text:span><text:span text:style-name="T18">&gt;</text:span></text:p>
      <text:p text:style-name="P8"><text:s text:c="16"/><text:span text:style-name="T18">&lt;</text:span><text:span text:style-name="T11">img </text:span><text:span text:style-name="T7">src=</text:span><text:span text:style-name="T16">"prod-img.png" </text:span><text:span text:style-name="T7">alt=</text:span><text:span text:style-name="T16">"Mountains"</text:span><text:span text:style-name="T18">&gt;</text:span></text:p>
      <text:p text:style-name="P8"><text:soft-page-break/><text:s text:c="12"/><text:span text:style-name="T18">&lt;/</text:span><text:span text:style-name="T11">a</text:span><text:span text:style-name="T18">&gt;</text:span></text:p>
      <text:p text:style-name="P8"><text:s text:c="8"/><text:span text:style-name="T18">&lt;</text:span><text:span text:style-name="T11">div </text:span><text:span text:style-name="T7">class=</text:span><text:span text:style-name="T16">"desc"</text:span><text:span text:style-name="T18">&gt;</text:span><text:span text:style-name="T17">Add a description of the image here</text:span><text:span text:style-name="T18">&lt;/</text:span><text:span text:style-name="T11">div</text:span><text:span text:style-name="T18">&gt;</text:span></text:p>
      <text:p text:style-name="P8"><text:s text:c="2"/><text:span text:style-name="T18">&lt;/</text:span><text:span text:style-name="T11">div</text:span><text:span text:style-name="T18">&gt;</text:span></text:p>
      <text:p text:style-name="P8"><text:s/><text:span text:style-name="T18">&lt;/</text:span><text:span text:style-name="T11">div</text:span><text:span text:style-name="T18">&gt;</text:span></text:p>
      <text:p text:style-name="P8"><text:s text:c="4"/><text:span text:style-name="T20">&lt;!--</text:span></text:p>
      <text:p text:style-name="P6"><text:s text:c="4"/><text:span text:style-name="T19">DCFDSV</text:span></text:p>
      <text:p text:style-name="Standard">**************************************************</text:p>
      <text:p text:style-name="P4">*</text:p>
      <text:p text:style-name="P9">{</text:p>
      <text:p text:style-name="P8"><text:s text:c="4"/><text:span text:style-name="T17">&lt;</text:span><text:span text:style-name="T6">link </text:span><text:span text:style-name="T10">href</text:span><text:span text:style-name="T17">=</text:span><text:span text:style-name="T15">"https://fonts.googleapis.com/css2?family=Roboto:wght@400;500&amp;display=swap" </text:span><text:span text:style-name="T10">rel</text:span><text:span text:style-name="T17">=</text:span><text:span text:style-name="T15">"stylesheet"</text:span><text:span text:style-name="T17">&gt;</text:span></text:p>
      <text:p text:style-name="P9">}</text:p>
      <text:p text:style-name="P9">.<text:span text:style-name="T8">head</text:span></text:p>
      <text:p text:style-name="P9">{</text:p>
      <text:p text:style-name="P8"><text:s text:c="4"/><text:span text:style-name="T6">background</text:span><text:span text:style-name="T17">: </text:span><text:span text:style-name="T10">-webkit-linear-gradient</text:span><text:span text:style-name="T17">(</text:span><text:span text:style-name="T15">left</text:span><text:span text:style-name="T17">, </text:span><text:span text:style-name="T10">rgb</text:span><text:span text:style-name="T17">(</text:span><text:span text:style-name="T5">254</text:span><text:span text:style-name="T17">, </text:span><text:span text:style-name="T5">0</text:span><text:span text:style-name="T17">, </text:span><text:span text:style-name="T5">47</text:span><text:span text:style-name="T17">),</text:span><text:span text:style-name="T10">rgb</text:span><text:span text:style-name="T17">(</text:span><text:span text:style-name="T5">223</text:span><text:span text:style-name="T17">, </text:span><text:span text:style-name="T5">0</text:span><text:span text:style-name="T17">, </text:span><text:span text:style-name="T5">66</text:span><text:span text:style-name="T17">), </text:span><text:span text:style-name="T10">rgb</text:span><text:span text:style-name="T17">(</text:span><text:span text:style-name="T5">213</text:span><text:span text:style-name="T17">, </text:span><text:span text:style-name="T5">0</text:span><text:span text:style-name="T17">, </text:span><text:span text:style-name="T5">72</text:span><text:span text:style-name="T17">));</text:span></text:p>
      <text:p text:style-name="P8"><text:s text:c="4"/><text:span text:style-name="T6">margin</text:span><text:span text:style-name="T17">: -</text:span><text:span text:style-name="T5">8</text:span><text:span text:style-name="T15">px</text:span><text:span text:style-name="T17">;</text:span></text:p>
      <text:p text:style-name="P8"><text:s text:c="4"/><text:span text:style-name="T6">height</text:span><text:span text:style-name="T17">: </text:span><text:span text:style-name="T5">33</text:span><text:span text:style-name="T15">px</text:span><text:span text:style-name="T17">;</text:span></text:p>
      <text:p text:style-name="P8"><text:s text:c="4"/><text:span text:style-name="T6">box-sizing</text:span><text:span text:style-name="T17">: </text:span><text:span text:style-name="T15">border-box</text:span><text:span text:style-name="T17">;</text:span></text:p>
      <text:p text:style-name="P9">}</text:p>
      <text:p text:style-name="P9">.<text:span text:style-name="T8">phone1</text:span></text:p>
      <text:p text:style-name="P9">{</text:p>
      <text:p text:style-name="P8"><text:s/><text:span text:style-name="T6">margin-left</text:span><text:span text:style-name="T17">: </text:span><text:span text:style-name="T5">175</text:span><text:span text:style-name="T15">px</text:span><text:span text:style-name="T17">;</text:span></text:p>
      <text:p text:style-name="P9">}</text:p>
      <text:p text:style-name="P9">.<text:span text:style-name="T8">no </text:span>{</text:p>
      <text:p text:style-name="P8"><text:s text:c="4"/><text:span text:style-name="T6">font-family</text:span><text:span text:style-name="T17">: </text:span><text:span text:style-name="T15">'Roboto'</text:span><text:span text:style-name="T17">;</text:span></text:p>
      <text:p text:style-name="P8"><text:s text:c="4"/><text:span text:style-name="T6">font-size</text:span><text:span text:style-name="T17">: </text:span><text:span text:style-name="T5">15</text:span><text:span text:style-name="T15">px</text:span><text:span text:style-name="T17">;</text:span></text:p>
      <text:p text:style-name="P8"><text:s text:c="4"/><text:span text:style-name="T6">color</text:span><text:span text:style-name="T17">: </text:span><text:span text:style-name="T15">white</text:span><text:span text:style-name="T17">;</text:span></text:p>
      <text:p text:style-name="P8"><text:s text:c="4"/><text:span text:style-name="T6">font-weight</text:span><text:span text:style-name="T17">:</text:span><text:span text:style-name="T15">bold</text:span><text:span text:style-name="T17">;</text:span></text:p>
      <text:p text:style-name="P8"><text:s text:c="4"/><text:span text:style-name="T6">padding</text:span><text:span text:style-name="T17">: </text:span><text:span text:style-name="T5">5</text:span><text:span text:style-name="T15">px</text:span><text:span text:style-name="T17">;</text:span></text:p>
      <text:p text:style-name="P8"><text:s text:c="4"/><text:span text:style-name="T6">margin-left</text:span><text:span text:style-name="T17">: </text:span><text:span text:style-name="T5">193</text:span><text:span text:style-name="T15">px</text:span><text:span text:style-name="T17">;</text:span></text:p>
      <text:p text:style-name="P8"><text:s text:c="4"/><text:span text:style-name="T6">margin-top</text:span><text:span text:style-name="T17">: -</text:span><text:span text:style-name="T5">24</text:span><text:span text:style-name="T15">px</text:span><text:span text:style-name="T17">;</text:span></text:p>
      <text:p text:style-name="P9">}</text:p>
      <text:p text:style-name="P9">.<text:span text:style-name="T8">delivery a</text:span>{</text:p>
      <text:p text:style-name="P8"><text:s text:c="4"/><text:span text:style-name="T6">text-decoration</text:span><text:span text:style-name="T17">: </text:span><text:span text:style-name="T15">none</text:span><text:span text:style-name="T17">;</text:span></text:p>
      <text:p text:style-name="P8"><text:s text:c="4"/><text:span text:style-name="T6">color</text:span><text:span text:style-name="T17">: </text:span><text:span text:style-name="T10">#FFFFFF</text:span><text:span text:style-name="T17">;</text:span></text:p>
      <text:p text:style-name="P8"><text:s text:c="4"/><text:span text:style-name="T6">padding</text:span><text:span text:style-name="T17">: </text:span><text:span text:style-name="T5">5</text:span><text:span text:style-name="T15">px</text:span><text:span text:style-name="T17">;</text:span></text:p>
      <text:p text:style-name="P9">}</text:p>
      <text:p text:style-name="P9">.<text:span text:style-name="T8">delivery</text:span></text:p>
      <text:p text:style-name="P9">{</text:p>
      <text:p text:style-name="P8"><text:s text:c="4"/><text:span text:style-name="T6">margin-top</text:span><text:span text:style-name="T17">: -</text:span><text:span text:style-name="T5">23</text:span><text:span text:style-name="T15">px</text:span><text:span text:style-name="T17">;</text:span></text:p>
      <text:p text:style-name="P8"><text:s text:c="4"/><text:span text:style-name="T6">margin-left</text:span><text:span text:style-name="T17">: </text:span><text:span text:style-name="T5">620</text:span><text:span text:style-name="T15">px</text:span><text:span text:style-name="T17">;</text:span></text:p>
      <text:p text:style-name="P8"><text:s text:c="4"/><text:span text:style-name="T6">padding</text:span><text:span text:style-name="T17">: </text:span><text:span text:style-name="T5">3</text:span><text:span text:style-name="T15">px</text:span><text:span text:style-name="T17">;</text:span></text:p>
      <text:p text:style-name="P8"><text:s text:c="4"/><text:span text:style-name="T6">font-size</text:span><text:span text:style-name="T17">: </text:span><text:span text:style-name="T5">13</text:span><text:span text:style-name="T15">px</text:span><text:span text:style-name="T17">;</text:span></text:p>
      <text:p text:style-name="P9">}</text:p>
      <text:p text:style-name="P9">.<text:span text:style-name="T8">login a</text:span></text:p>
      <text:p text:style-name="P9">{</text:p>
      <text:p text:style-name="P8"><text:s text:c="4"/><text:span text:style-name="T6">text-decoration</text:span><text:span text:style-name="T17">: </text:span><text:span text:style-name="T15">none</text:span><text:span text:style-name="T17">;</text:span></text:p>
      <text:p text:style-name="P8"><text:s text:c="4"/><text:span text:style-name="T6">color</text:span><text:span text:style-name="T17">: </text:span><text:span text:style-name="T10">#FFFFFF</text:span><text:span text:style-name="T17">;</text:span></text:p>
      <text:p text:style-name="P8"><text:s text:c="4"/><text:span text:style-name="T6">padding</text:span><text:span text:style-name="T17">: </text:span><text:span text:style-name="T5">5</text:span><text:span text:style-name="T15">px</text:span><text:span text:style-name="T17">;</text:span></text:p>
      <text:p text:style-name="P9">}</text:p>
      <text:p text:style-name="P9">.<text:span text:style-name="T8">login</text:span></text:p>
      <text:p text:style-name="P9">{</text:p>
      <text:p text:style-name="P8"><text:s text:c="4"/><text:span text:style-name="T6">margin-left</text:span><text:span text:style-name="T17">: </text:span><text:span text:style-name="T5">1245</text:span><text:span text:style-name="T15">px</text:span><text:span text:style-name="T17">;</text:span></text:p>
      <text:p text:style-name="P8"><text:s text:c="4"/><text:span text:style-name="T6">font-size</text:span><text:span text:style-name="T17">: </text:span><text:span text:style-name="T5">13</text:span><text:span text:style-name="T15">px</text:span><text:span text:style-name="T17">;</text:span></text:p>
      <text:p text:style-name="P8"><text:s text:c="4"/><text:span text:style-name="T6">color</text:span><text:span text:style-name="T17">: </text:span><text:span text:style-name="T10">#FFFFFF </text:span><text:span text:style-name="T17">;</text:span></text:p>
      <text:p text:style-name="P8"><text:s text:c="4"/><text:span text:style-name="T6">padding-right</text:span><text:span text:style-name="T17">: </text:span><text:span text:style-name="T5">5</text:span><text:span text:style-name="T15">px</text:span><text:span text:style-name="T17">;</text:span></text:p>
      <text:p text:style-name="P8"><text:s text:c="4"/><text:span text:style-name="T6">margin-top</text:span><text:span text:style-name="T17">: -</text:span><text:span text:style-name="T5">18</text:span><text:span text:style-name="T15">px</text:span><text:span text:style-name="T17">;</text:span></text:p>
      <text:p text:style-name="P8"><text:s text:c="4"/><text:span text:style-name="T6">font-size</text:span><text:span text:style-name="T17">: </text:span><text:span text:style-name="T5">13</text:span><text:span text:style-name="T15">px</text:span><text:span text:style-name="T17">;</text:span></text:p>
      <text:p text:style-name="P9">}</text:p>
      <text:p text:style-name="P9"><text:soft-page-break/>.<text:span text:style-name="T8">logo</text:span></text:p>
      <text:p text:style-name="P9">{</text:p>
      <text:p text:style-name="P8"><text:s text:c="4"/><text:span text:style-name="T6">margin-left</text:span><text:span text:style-name="T17">:</text:span><text:span text:style-name="T5">185</text:span><text:span text:style-name="T15">px</text:span><text:span text:style-name="T17">;</text:span></text:p>
      <text:p text:style-name="P8"><text:s text:c="4"/><text:span text:style-name="T6">margin-top</text:span><text:span text:style-name="T17">: -</text:span><text:span text:style-name="T5">40</text:span><text:span text:style-name="T15">px</text:span><text:span text:style-name="T17">;</text:span></text:p>
      <text:p text:style-name="P8"><text:s text:c="4"/><text:span text:style-name="T6">display</text:span><text:span text:style-name="T17">: </text:span><text:span text:style-name="T15">inline-block</text:span><text:span text:style-name="T17">;</text:span></text:p>
      <text:p text:style-name="P9">}</text:p>
      <text:p text:style-name="P9">.<text:span text:style-name="T8">tdp p</text:span></text:p>
      <text:p text:style-name="P9">{</text:p>
      <text:p text:style-name="P8"><text:s text:c="4"/><text:span text:style-name="T6">display</text:span><text:span text:style-name="T17">: </text:span><text:span text:style-name="T15">inline-block</text:span><text:span text:style-name="T17">;</text:span></text:p>
      <text:p text:style-name="P8"><text:s text:c="4"/><text:span text:style-name="T6">background</text:span><text:span text:style-name="T17">: </text:span><text:span text:style-name="T10">-webkit-linear-gradient</text:span><text:span text:style-name="T17">(</text:span><text:span text:style-name="T15">left</text:span><text:span text:style-name="T17">, </text:span><text:span text:style-name="T10">#EFDD21</text:span><text:span text:style-name="T17">,</text:span><text:span text:style-name="T10">#FEC521</text:span><text:span text:style-name="T17">);</text:span></text:p>
      <text:p text:style-name="P8"><text:s text:c="4"/><text:span text:style-name="T6">-webkit-box-sizing</text:span><text:span text:style-name="T17">: </text:span><text:span text:style-name="T15">border-box</text:span><text:span text:style-name="T17">;</text:span></text:p>
      <text:p text:style-name="P8"><text:s text:c="4"/><text:span text:style-name="T6">font-family</text:span><text:span text:style-name="T17">: </text:span><text:span text:style-name="T15">'Roboto'</text:span><text:span text:style-name="T17">;</text:span></text:p>
      <text:p text:style-name="P8"><text:s text:c="4"/><text:span text:style-name="T6">color</text:span><text:span text:style-name="T17">: </text:span><text:span text:style-name="T10">#464646</text:span><text:span text:style-name="T17">;</text:span></text:p>
      <text:p text:style-name="P8"><text:s text:c="4"/><text:span text:style-name="T6">font-weight</text:span><text:span text:style-name="T17">:</text:span><text:span text:style-name="T15">normal</text:span><text:span text:style-name="T17">;</text:span></text:p>
      <text:p text:style-name="P8"><text:s text:c="4"/><text:span text:style-name="T6">font-size</text:span><text:span text:style-name="T17">: </text:span><text:span text:style-name="T5">14</text:span><text:span text:style-name="T15">px</text:span><text:span text:style-name="T17">;</text:span></text:p>
      <text:p text:style-name="P8"><text:s text:c="4"/><text:span text:style-name="T6">height</text:span><text:span text:style-name="T17">: </text:span><text:span text:style-name="T5">30</text:span><text:span text:style-name="T15">px</text:span><text:span text:style-name="T17">;</text:span></text:p>
      <text:p text:style-name="P8"><text:s text:c="4"/><text:span text:style-name="T6">width</text:span><text:span text:style-name="T17">:</text:span><text:span text:style-name="T5">596</text:span><text:span text:style-name="T15">px</text:span><text:span text:style-name="T17">;</text:span></text:p>
      <text:p text:style-name="P8"><text:s text:c="4"/><text:span text:style-name="T6">padding</text:span><text:span text:style-name="T17">:</text:span><text:span text:style-name="T5">5</text:span><text:span text:style-name="T15">px <text:s/></text:span><text:span text:style-name="T5">10</text:span><text:span text:style-name="T15">px </text:span><text:span text:style-name="T17">;</text:span></text:p>
      <text:p text:style-name="P8"><text:s text:c="4"/><text:span text:style-name="T6">margin-left</text:span><text:span text:style-name="T17">:</text:span><text:span text:style-name="T5">480</text:span><text:span text:style-name="T15">px</text:span><text:span text:style-name="T17">;</text:span></text:p>
      <text:p text:style-name="P8"><text:s text:c="4"/><text:span text:style-name="T6">margin-top</text:span><text:span text:style-name="T17">: </text:span><text:span text:style-name="T5">26</text:span><text:span text:style-name="T15">px</text:span><text:span text:style-name="T17">;</text:span></text:p>
      <text:p text:style-name="P9">}</text:p>
      <text:p text:style-name="P9">.<text:span text:style-name="T8">Mcart</text:span></text:p>
      <text:p text:style-name="P9">{</text:p>
      <text:p text:style-name="P8"><text:s text:c="4"/><text:span text:style-name="T6">margin-left</text:span><text:span text:style-name="T17">:</text:span><text:span text:style-name="T5">1370</text:span><text:span text:style-name="T15">px</text:span><text:span text:style-name="T17">;</text:span></text:p>
      <text:p text:style-name="P8"><text:s text:c="4"/><text:span text:style-name="T6">margin-top</text:span><text:span text:style-name="T17">: -</text:span><text:span text:style-name="T5">86</text:span><text:span text:style-name="T15">px</text:span><text:span text:style-name="T17">;</text:span></text:p>
      <text:p text:style-name="P9">}</text:p>
      <text:p text:style-name="P9">.<text:span text:style-name="T8">sbox</text:span></text:p>
      <text:p text:style-name="P9">{</text:p>
      <text:p text:style-name="P8"><text:s text:c="4"/><text:span text:style-name="T6">height</text:span><text:span text:style-name="T17">: </text:span><text:span text:style-name="T5">30</text:span><text:span text:style-name="T15">px</text:span><text:span text:style-name="T17">;</text:span></text:p>
      <text:p text:style-name="P8"><text:s text:c="4"/><text:span text:style-name="T6">width</text:span><text:span text:style-name="T17">: </text:span><text:span text:style-name="T5">560</text:span><text:span text:style-name="T15">px</text:span><text:span text:style-name="T17">;</text:span></text:p>
      <text:p text:style-name="P8"><text:s text:c="4"/><text:span text:style-name="T6">margin-top</text:span><text:span text:style-name="T17">: -</text:span><text:span text:style-name="T5">16</text:span><text:span text:style-name="T15">px</text:span><text:span text:style-name="T17">;</text:span></text:p>
      <text:p text:style-name="P8"><text:s text:c="4"/><text:span text:style-name="T6">margin-left</text:span><text:span text:style-name="T17">:</text:span><text:span text:style-name="T5">480</text:span><text:span text:style-name="T15">px</text:span><text:span text:style-name="T17">;</text:span></text:p>
      <text:p text:style-name="P8"><text:s text:c="4"/><text:span text:style-name="T6">background-color</text:span><text:span text:style-name="T17">: </text:span><text:span text:style-name="T15">lightgray</text:span><text:span text:style-name="T17">;</text:span></text:p>
      <text:p text:style-name="P8"><text:s text:c="4"/><text:span text:style-name="T6">border</text:span><text:span text:style-name="T17">: </text:span><text:span text:style-name="T15">none</text:span><text:span text:style-name="T17">;</text:span></text:p>
      <text:p text:style-name="P8"><text:s text:c="4"/><text:span text:style-name="T6">cursor</text:span><text:span text:style-name="T17">: </text:span><text:span text:style-name="T15">pointer</text:span><text:span text:style-name="T17">;</text:span></text:p>
      <text:p text:style-name="P8"><text:s text:c="4"/><text:span text:style-name="T6">display</text:span><text:span text:style-name="T17">: </text:span><text:span text:style-name="T15">inline-block</text:span><text:span text:style-name="T17">;</text:span></text:p>
      <text:p text:style-name="P9">}</text:p>
      <text:p text:style-name="P9">.<text:span text:style-name="T8">search</text:span></text:p>
      <text:p text:style-name="P9">{</text:p>
      <text:p text:style-name="P8"><text:s text:c="4"/><text:span text:style-name="T6">background-color</text:span><text:span text:style-name="T17">: </text:span><text:span text:style-name="T15">red</text:span><text:span text:style-name="T17">;</text:span></text:p>
      <text:p text:style-name="P8"><text:s text:c="4"/><text:span text:style-name="T6">background </text:span><text:span text:style-name="T10">url</text:span><text:span text:style-name="T17">(</text:span><text:span text:style-name="T15">"search-icon.png"</text:span><text:span text:style-name="T17">);</text:span></text:p>
      <text:p text:style-name="P8"><text:s text:c="4"/><text:span text:style-name="T6">background-repeat</text:span><text:span text:style-name="T17">: </text:span><text:span text:style-name="T15">no-repeat</text:span><text:span text:style-name="T17">;</text:span></text:p>
      <text:p text:style-name="P8"><text:s text:c="4"/><text:span text:style-name="T6">color</text:span><text:span text:style-name="T17">: </text:span><text:span text:style-name="T15">white</text:span><text:span text:style-name="T17">;</text:span></text:p>
      <text:p text:style-name="P8"><text:s text:c="4"/><text:span text:style-name="T6">margin-left</text:span><text:span text:style-name="T17">: -</text:span><text:span text:style-name="T5">4</text:span><text:span text:style-name="T15">px</text:span><text:span text:style-name="T17">;</text:span></text:p>
      <text:p text:style-name="P8"><text:s text:c="4"/><text:span text:style-name="T6">height</text:span><text:span text:style-name="T17">: </text:span><text:span text:style-name="T5">32</text:span><text:span text:style-name="T15">px</text:span><text:span text:style-name="T17">;</text:span></text:p>
      <text:p text:style-name="P8"><text:s text:c="4"/><text:span text:style-name="T6">width</text:span><text:span text:style-name="T17">: </text:span><text:span text:style-name="T5">32</text:span><text:span text:style-name="T15">px</text:span><text:span text:style-name="T17">;</text:span></text:p>
      <text:p text:style-name="P8"><text:s text:c="4"/><text:span text:style-name="T6">border</text:span><text:span text:style-name="T17">: </text:span><text:span text:style-name="T15">none</text:span><text:span text:style-name="T17">;</text:span></text:p>
      <text:p text:style-name="P9"><text:span text:style-name="T2">16 <text:s text:c="3"/></text:span><text:span text:style-name="T3">background-image</text:span>: <text:span text:style-name="T8">url</text:span>(<text:span text:style-name="T13">"search-icon.png"</text:span>);</text:p>
      <text:p text:style-name="P8"><text:s text:c="4"/><text:span text:style-name="T6">background-repeat</text:span><text:span text:style-name="T17">: </text:span><text:span text:style-name="T15">no-repeat</text:span><text:span text:style-name="T17">;</text:span></text:p>
      <text:p text:style-name="P8"><text:s text:c="4"/><text:span text:style-name="T6">background-position</text:span><text:span text:style-name="T17">: </text:span><text:span text:style-name="T15">center</text:span><text:span text:style-name="T17">;</text:span></text:p>
      <text:p text:style-name="P8"><text:s text:c="4"/><text:span text:style-name="T6">color</text:span><text:span text:style-name="T17">: </text:span><text:span text:style-name="T10">#FFFFFF</text:span><text:span text:style-name="T17">;</text:span></text:p>
      <text:p text:style-name="P9">}</text:p>
      <text:p text:style-name="P9">.<text:span text:style-name="T8">liststyle</text:span></text:p>
      <text:p text:style-name="P9">{</text:p>
      <text:p text:style-name="P8"><text:s text:c="4"/><text:span text:style-name="T6">width</text:span><text:span text:style-name="T17">: </text:span><text:span text:style-name="T5">156</text:span><text:span text:style-name="T15">px</text:span><text:span text:style-name="T17">;</text:span></text:p>
      <text:p text:style-name="P8"><text:s text:c="4"/><text:span text:style-name="T6">heih</text:span></text:p>
      <text:p text:style-name="P9">}</text:p>
      <text:p text:style-name="P9">.<text:span text:style-name="T8">liststyle <text:s/></text:span>{</text:p>
      <text:p text:style-name="P8"><text:s text:c="4"/><text:span text:style-name="T6">margin-left</text:span><text:span text:style-name="T17">: </text:span><text:span text:style-name="T5">1300</text:span><text:span text:style-name="T15">px</text:span><text:span text:style-name="T17">;</text:span></text:p>
      <text:p text:style-name="P8"><text:s text:c="4"/><text:span text:style-name="T6">color</text:span><text:span text:style-name="T17">: </text:span><text:span text:style-name="T15">lightgray</text:span><text:span text:style-name="T17">;</text:span></text:p>
      <text:p text:style-name="P8"><text:s text:c="4"/><text:span text:style-name="T6">margin-top</text:span><text:span text:style-name="T17">: -</text:span><text:span text:style-name="T5">9</text:span><text:span text:style-name="T15">px</text:span><text:span text:style-name="T17">;</text:span></text:p>
      <text:p text:style-name="P9"><text:soft-page-break/>}</text:p>
      <text:p text:style-name="P9">.<text:span text:style-name="T8">Showall p </text:span>{</text:p>
      <text:p text:style-name="P8"><text:s text:c="4"/><text:span text:style-name="T6">margin-left</text:span><text:span text:style-name="T17">: </text:span><text:span text:style-name="T5">1280</text:span><text:span text:style-name="T15">px</text:span><text:span text:style-name="T17">;</text:span></text:p>
      <text:p text:style-name="P8"><text:s text:c="4"/><text:span text:style-name="T6">color</text:span><text:span text:style-name="T17">: </text:span><text:span text:style-name="T15">dimgray</text:span><text:span text:style-name="T17">;</text:span></text:p>
      <text:p text:style-name="P8"><text:s text:c="4"/><text:span text:style-name="T6">font-size</text:span><text:span text:style-name="T17">: </text:span><text:span text:style-name="T5">10</text:span><text:span text:style-name="T15">px</text:span><text:span text:style-name="T17">;</text:span></text:p>
      <text:p text:style-name="P8"><text:s text:c="4"/><text:span text:style-name="T6">margin-top</text:span><text:span text:style-name="T17">: -</text:span><text:span text:style-name="T5">56</text:span><text:span text:style-name="T15">px</text:span><text:span text:style-name="T17">;</text:span></text:p>
      <text:p text:style-name="P9">}</text:p>
      <text:p text:style-name="P9">.<text:span text:style-name="T8">hbar</text:span></text:p>
      <text:p text:style-name="P9">{</text:p>
      <text:p text:style-name="P8"><text:s text:c="4"/><text:span text:style-name="T6">background-color</text:span><text:span text:style-name="T17">: </text:span><text:span text:style-name="T10">#464646</text:span><text:span text:style-name="T17">;</text:span></text:p>
      <text:p text:style-name="P8"><text:s text:c="4"/><text:span text:style-name="T6">font-size</text:span><text:span text:style-name="T17">: </text:span><text:span text:style-name="T5">13</text:span><text:span text:style-name="T15">px</text:span><text:span text:style-name="T17">;</text:span></text:p>
      <text:p text:style-name="P8"><text:s text:c="4"/><text:span text:style-name="T6">box-sizing</text:span><text:span text:style-name="T17">: </text:span><text:span text:style-name="T15">border-box</text:span><text:span text:style-name="T17">;</text:span></text:p>
      <text:p text:style-name="P8"><text:s text:c="4"/><text:span text:style-name="T6">height</text:span><text:span text:style-name="T17">: </text:span><text:span text:style-name="T5">45</text:span><text:span text:style-name="T15">px</text:span><text:span text:style-name="T17">;</text:span></text:p>
      <text:p text:style-name="P8"><text:s text:c="4"/><text:span text:style-name="T6">margin-top</text:span><text:span text:style-name="T17">: </text:span><text:span text:style-name="T5">35</text:span><text:span text:style-name="T15">px</text:span><text:span text:style-name="T17">;</text:span></text:p>
      <text:p text:style-name="P8"><text:s text:c="4"/><text:span text:style-name="T6">width</text:span><text:span text:style-name="T17">: </text:span><text:span text:style-name="T5">100</text:span><text:span text:style-name="T17">%;</text:span></text:p>
      <text:p text:style-name="P9">}</text:p>
      <text:p text:style-name="P9">.<text:span text:style-name="T8">sbb a</text:span>:<text:span text:style-name="T8">hover</text:span></text:p>
      <text:p text:style-name="P9">{</text:p>
      <text:p text:style-name="P8"><text:s text:c="4"/><text:span text:style-name="T6">background-color</text:span><text:span text:style-name="T17">: </text:span><text:span text:style-name="T15">gray</text:span><text:span text:style-name="T17">;</text:span></text:p>
      <text:p text:style-name="P9">}</text:p>
      <text:p text:style-name="P9">.<text:span text:style-name="T8">sbb2 a</text:span>:<text:span text:style-name="T8">hover</text:span></text:p>
      <text:p text:style-name="P9">{</text:p>
      <text:p text:style-name="P8"><text:s text:c="4"/><text:span text:style-name="T6">background-color</text:span><text:span text:style-name="T17">: </text:span><text:span text:style-name="T15">gray</text:span><text:span text:style-name="T17">;</text:span></text:p>
      <text:p text:style-name="P9">}</text:p>
      <text:p text:style-name="P9">.<text:span text:style-name="T8">hbar a</text:span></text:p>
      <text:p text:style-name="P9">{</text:p>
      <text:p text:style-name="P8"><text:s text:c="4"/><text:span text:style-name="T6">color</text:span><text:span text:style-name="T17">: </text:span><text:span text:style-name="T10">#FFFFFF</text:span><text:span text:style-name="T17">;</text:span></text:p>
      <text:p text:style-name="P8"><text:s text:c="4"/><text:span text:style-name="T6">text-decoration</text:span><text:span text:style-name="T17">: </text:span><text:span text:style-name="T15">none</text:span><text:span text:style-name="T17">;</text:span></text:p>
      <text:p text:style-name="P8"><text:s text:c="4"/><text:span text:style-name="T6">float</text:span><text:span text:style-name="T17">: </text:span><text:span text:style-name="T15">left</text:span><text:span text:style-name="T17">;</text:span></text:p>
      <text:p text:style-name="P8"><text:s text:c="4"/><text:span text:style-name="T6">padding</text:span><text:span text:style-name="T17">: </text:span><text:span text:style-name="T5">15</text:span><text:span text:style-name="T15">px</text:span><text:span text:style-name="T17">;</text:span></text:p>
      <text:p text:style-name="P9">}</text:p>
      <text:p text:style-name="P9">.<text:span text:style-name="T8">sbb</text:span></text:p>
      <text:p text:style-name="P9">{</text:p>
      <text:p text:style-name="P8"><text:s text:c="2"/><text:span text:style-name="T6">margin-left</text:span><text:span text:style-name="T17">: </text:span><text:span text:style-name="T5">165</text:span><text:span text:style-name="T15">px</text:span><text:span text:style-name="T17">;</text:span></text:p>
      <text:p text:style-name="P9">}</text:p>
      <text:p text:style-name="P9">.<text:span text:style-name="T8">sbb2</text:span></text:p>
      <text:p text:style-name="P9">{</text:p>
      <text:p text:style-name="P8"><text:s text:c="4"/><text:span text:style-name="T6">margin-left</text:span><text:span text:style-name="T17">: </text:span><text:span text:style-name="T5">1120</text:span><text:span text:style-name="T15">px</text:span><text:span text:style-name="T17">;</text:span></text:p>
      <text:p text:style-name="P9">}</text:p>
      <text:p text:style-name="P11">/* header end*/</text:p>
      <text:p text:style-name="P9">.<text:span text:style-name="T8">navbar</text:span></text:p>
      <text:p text:style-name="P9">{</text:p>
      <text:p text:style-name="P8"><text:s text:c="4"/><text:span text:style-name="T6">background</text:span><text:span text:style-name="T17">: </text:span><text:span text:style-name="T10">-webkit-linear-gradient</text:span><text:span text:style-name="T17">(</text:span><text:span text:style-name="T15">left</text:span><text:span text:style-name="T17">, </text:span><text:span text:style-name="T10">rgb</text:span><text:span text:style-name="T17">(</text:span><text:span text:style-name="T5">254</text:span><text:span text:style-name="T17">, </text:span><text:span text:style-name="T5">0</text:span><text:span text:style-name="T17">, </text:span><text:span text:style-name="T5">47</text:span><text:span text:style-name="T17">),</text:span><text:span text:style-name="T10">rgb</text:span><text:span text:style-name="T17">(</text:span><text:span text:style-name="T5">223</text:span><text:span text:style-name="T17">, </text:span><text:span text:style-name="T5">0</text:span><text:span text:style-name="T17">, </text:span><text:span text:style-name="T5">66</text:span><text:span text:style-name="T17">), </text:span><text:span text:style-name="T10">rgb</text:span><text:span text:style-name="T17">(</text:span><text:span text:style-name="T5">213</text:span><text:span text:style-name="T17">, </text:span><text:span text:style-name="T5">0</text:span><text:span text:style-name="T17">, </text:span><text:span text:style-name="T5">72</text:span><text:span text:style-name="T17">));</text:span></text:p>
      <text:p text:style-name="P8"><text:s text:c="4"/><text:span text:style-name="T6">height</text:span><text:span text:style-name="T17">: </text:span><text:span text:style-name="T5">76</text:span><text:span text:style-name="T15">px</text:span><text:span text:style-name="T17">;</text:span></text:p>
      <text:p text:style-name="P8"><text:s text:c="4"/><text:span text:style-name="T6">margin-top</text:span><text:span text:style-name="T17">:</text:span><text:span text:style-name="T5">1</text:span><text:span text:style-name="T15">px </text:span><text:span text:style-name="T17">;</text:span></text:p>
      <text:p text:style-name="P8"><text:s text:c="4"/><text:span text:style-name="T6">color</text:span><text:span text:style-name="T17">: </text:span><text:span text:style-name="T10">#FFFFFF</text:span><text:span text:style-name="T17">;</text:span></text:p>
      <text:p text:style-name="P9">}</text:p>
      <text:p text:style-name="P9">.<text:span text:style-name="T8">head3</text:span></text:p>
      <text:p text:style-name="P9">{</text:p>
      <text:p text:style-name="P8"><text:s text:c="4"/><text:span text:style-name="T6">margin-left</text:span><text:span text:style-name="T17">: </text:span><text:span text:style-name="T5">445</text:span><text:span text:style-name="T15">px</text:span><text:span text:style-name="T17">;</text:span></text:p>
      <text:p text:style-name="P9">}</text:p>
      <text:p text:style-name="P9">.<text:span text:style-name="T8">imag</text:span></text:p>
      <text:p text:style-name="P9">{</text:p>
      <text:p text:style-name="P8"><text:s/><text:span text:style-name="T6">margin-left</text:span><text:span text:style-name="T17">: </text:span><text:span text:style-name="T5">245</text:span><text:span text:style-name="T15">px</text:span><text:span text:style-name="T17">;</text:span></text:p>
      <text:p text:style-name="P9">}</text:p>
      <text:p text:style-name="P9">.<text:span text:style-name="T8">container</text:span></text:p>
      <text:p text:style-name="P9">{</text:p>
      <text:p text:style-name="P8"><text:s text:c="4"/><text:span text:style-name="T6">width</text:span><text:span text:style-name="T17">: </text:span><text:span text:style-name="T5">100</text:span><text:span text:style-name="T17">%;</text:span></text:p>
      <text:p text:style-name="P8"><text:s text:c="4"/><text:span text:style-name="T6">height</text:span><text:span text:style-name="T17">: </text:span><text:span text:style-name="T5">100</text:span><text:span text:style-name="T17">%;</text:span></text:p>
      <text:p text:style-name="P8"><text:s text:c="4"/><text:span text:style-name="T6">box-sizing</text:span><text:span text:style-name="T17">: </text:span><text:span text:style-name="T15">border-box</text:span><text:span text:style-name="T17">;</text:span></text:p>
      <text:p text:style-name="P9">}</text:p>
      <text:p text:style-name="P9">.<text:span text:style-name="T8">btn2</text:span></text:p>
      <text:p text:style-name="P9"><text:soft-page-break/>{</text:p>
      <text:p text:style-name="P8"><text:s text:c="4"/><text:span text:style-name="T6">background</text:span><text:span text:style-name="T17">: </text:span><text:span text:style-name="T10">-webkit-linear-gradient</text:span><text:span text:style-name="T17">(</text:span><text:span text:style-name="T15">left</text:span><text:span text:style-name="T17">, </text:span><text:span text:style-name="T10">rgb</text:span><text:span text:style-name="T17">(</text:span><text:span text:style-name="T5">254</text:span><text:span text:style-name="T17">, </text:span><text:span text:style-name="T5">0</text:span><text:span text:style-name="T17">, </text:span><text:span text:style-name="T5">47</text:span><text:span text:style-name="T17">),</text:span><text:span text:style-name="T10">rgb</text:span><text:span text:style-name="T17">(</text:span><text:span text:style-name="T5">223</text:span><text:span text:style-name="T17">, </text:span><text:span text:style-name="T5">0</text:span><text:span text:style-name="T17">, </text:span><text:span text:style-name="T5">66</text:span><text:span text:style-name="T17">), </text:span><text:span text:style-name="T10">rgb</text:span><text:span text:style-name="T17">(</text:span><text:span text:style-name="T5">213</text:span><text:span text:style-name="T17">, </text:span><text:span text:style-name="T5">0</text:span><text:span text:style-name="T17">, </text:span><text:span text:style-name="T5">72</text:span><text:span text:style-name="T17">));</text:span></text:p>
      <text:p text:style-name="P8"><text:s text:c="4"/><text:span text:style-name="T6">border</text:span><text:span text:style-name="T17">: </text:span><text:span text:style-name="T15">none</text:span><text:span text:style-name="T17">;</text:span></text:p>
      <text:p text:style-name="P8"><text:s text:c="4"/><text:span text:style-name="T6">padding</text:span><text:span text:style-name="T17">: </text:span><text:span text:style-name="T5">12</text:span><text:span text:style-name="T15">px</text:span><text:span text:style-name="T17">;</text:span></text:p>
      <text:p text:style-name="P8"><text:s text:c="4"/><text:span text:style-name="T6">position</text:span><text:span text:style-name="T17">: </text:span><text:span text:style-name="T15">absolute</text:span><text:span text:style-name="T17">;</text:span></text:p>
      <text:p text:style-name="P8"><text:s text:c="4"/><text:span text:style-name="T6">top</text:span><text:span text:style-name="T17">: </text:span><text:span text:style-name="T5">80</text:span><text:span text:style-name="T17">%;</text:span></text:p>
      <text:p text:style-name="P8"><text:s text:c="4"/><text:span text:style-name="T6">left</text:span><text:span text:style-name="T17">: </text:span><text:span text:style-name="T5">50</text:span><text:span text:style-name="T17">%;</text:span></text:p>
      <text:p text:style-name="P8"><text:s text:c="4"/><text:span text:style-name="T6">font-size</text:span><text:span text:style-name="T17">: </text:span><text:span text:style-name="T5">16</text:span><text:span text:style-name="T15">px</text:span><text:span text:style-name="T17">;</text:span></text:p>
      <text:p text:style-name="P8"><text:s text:c="4"/><text:span text:style-name="T6">font-weight</text:span><text:span text:style-name="T17">: </text:span><text:span text:style-name="T15">bold</text:span><text:span text:style-name="T17">;</text:span></text:p>
      <text:p text:style-name="P8"><text:s text:c="4"/><text:span text:style-name="T6">color</text:span><text:span text:style-name="T17">: </text:span><text:span text:style-name="T10">#FFFFFF</text:span><text:span text:style-name="T17">;</text:span></text:p>
      <text:p text:style-name="P8"><text:s text:c="4"/><text:span text:style-name="T6">text-decoration</text:span><text:span text:style-name="T17">: </text:span><text:span text:style-name="T15">none</text:span><text:span text:style-name="T17">;</text:span></text:p>
      <text:p text:style-name="P9">}</text:p>
      <text:p text:style-name="P9">.<text:span text:style-name="T8">btn</text:span></text:p>
      <text:p text:style-name="P9">{</text:p>
      <text:p text:style-name="P8"><text:s text:c="4"/><text:span text:style-name="T6">border</text:span><text:span text:style-name="T17">: </text:span><text:span text:style-name="T15">none</text:span><text:span text:style-name="T17">;</text:span></text:p>
      <text:p text:style-name="P8"><text:s text:c="4"/><text:span text:style-name="T6">padding</text:span><text:span text:style-name="T17">: </text:span><text:span text:style-name="T5">12</text:span><text:span text:style-name="T15">px</text:span><text:span text:style-name="T17">;</text:span></text:p>
      <text:p text:style-name="P8"><text:s text:c="4"/><text:span text:style-name="T6">background-color</text:span><text:span text:style-name="T17">: </text:span><text:span text:style-name="T10">#FFFFFF</text:span><text:span text:style-name="T17">;</text:span></text:p>
      <text:p text:style-name="P8"><text:s text:c="4"/><text:span text:style-name="T6">position</text:span><text:span text:style-name="T17">: </text:span><text:span text:style-name="T15">absolute</text:span><text:span text:style-name="T17">;</text:span></text:p>
      <text:p text:style-name="P8"><text:s text:c="4"/><text:span text:style-name="T6">top</text:span><text:span text:style-name="T17">: </text:span><text:span text:style-name="T5">80</text:span><text:span text:style-name="T17">%;</text:span></text:p>
      <text:p text:style-name="P8"><text:s text:c="4"/><text:span text:style-name="T6">left</text:span><text:span text:style-name="T17">: </text:span><text:span text:style-name="T5">42</text:span><text:span text:style-name="T17">%;</text:span></text:p>
      <text:p text:style-name="P8"><text:s text:c="4"/><text:span text:style-name="T6">font-size</text:span><text:span text:style-name="T17">: </text:span><text:span text:style-name="T5">16</text:span><text:span text:style-name="T15">px</text:span><text:span text:style-name="T17">;</text:span></text:p>
      <text:p text:style-name="P8"><text:s text:c="4"/><text:span text:style-name="T6">color</text:span><text:span text:style-name="T17">: </text:span><text:span text:style-name="T10">#464646</text:span><text:span text:style-name="T17">;</text:span></text:p>
      <text:p text:style-name="P8"><text:s text:c="4"/><text:span text:style-name="T6">text-decoration</text:span><text:span text:style-name="T17">: </text:span><text:span text:style-name="T15">none</text:span><text:span text:style-name="T17">;</text:span></text:p>
      <text:p text:style-name="P9">}</text:p>
      <text:p text:style-name="P9">.<text:span text:style-name="T8">gallery1</text:span></text:p>
      <text:p text:style-name="P9">{</text:p>
      <text:p text:style-name="P8"><text:s text:c="4"/><text:span text:style-name="T6">background-repeat</text:span><text:span text:style-name="T17">: </text:span><text:span text:style-name="T15">no-repeat</text:span><text:span text:style-name="T17">;</text:span></text:p>
      <text:p text:style-name="P8"><text:s text:c="4"/><text:span text:style-name="T6">margin-left</text:span><text:span text:style-name="T17">: </text:span><text:span text:style-name="T5">155</text:span><text:span text:style-name="T15">px</text:span><text:span text:style-name="T17">;</text:span></text:p>
      <text:p text:style-name="P8"><text:s text:c="4"/><text:span text:style-name="T6">padding</text:span><text:span text:style-name="T17">:</text:span><text:span text:style-name="T5">30</text:span><text:span text:style-name="T15">px </text:span><text:span text:style-name="T5">7</text:span><text:span text:style-name="T15">px </text:span><text:span text:style-name="T5">0</text:span><text:span text:style-name="T15">px</text:span><text:span text:style-name="T17">;</text:span></text:p>
      <text:p text:style-name="P8"><text:s text:c="4"/><text:span text:style-name="T6">float</text:span><text:span text:style-name="T17">: </text:span><text:span text:style-name="T15">left</text:span><text:span text:style-name="T17">;</text:span></text:p>
      <text:p text:style-name="P9">}</text:p>
      <text:p text:style-name="P9">.<text:span text:style-name="T8">gallery</text:span></text:p>
      <text:p text:style-name="P9">{</text:p>
      <text:p text:style-name="P8"><text:s text:c="4"/><text:span text:style-name="T6">background-repeat</text:span><text:span text:style-name="T17">: </text:span><text:span text:style-name="T15">no-repeat</text:span><text:span text:style-name="T17">;</text:span></text:p>
      <text:p text:style-name="P8"><text:s text:c="4"/><text:span text:style-name="T6">padding</text:span><text:span text:style-name="T17">:</text:span><text:span text:style-name="T5">30</text:span><text:span text:style-name="T15">px </text:span><text:span text:style-name="T5">7</text:span><text:span text:style-name="T15">px </text:span><text:span text:style-name="T5">0</text:span><text:span text:style-name="T15">px</text:span><text:span text:style-name="T17">;</text:span></text:p>
      <text:p text:style-name="P8"><text:s text:c="4"/><text:span text:style-name="T6">float</text:span><text:span text:style-name="T17">: </text:span><text:span text:style-name="T15">left</text:span><text:span text:style-name="T17">;</text:span></text:p>
      <text:p text:style-name="P9">}</text:p>
      <text:p text:style-name="P9">.<text:span text:style-name="T8">gallery4</text:span></text:p>
      <text:p text:style-name="P9">{</text:p>
      <text:p text:style-name="P8"><text:s text:c="4"/><text:span text:style-name="T6">background-repeat</text:span><text:span text:style-name="T17">: </text:span><text:span text:style-name="T15">no-repeat</text:span><text:span text:style-name="T17">;</text:span></text:p>
      <text:p text:style-name="P8"><text:s text:c="4"/><text:span text:style-name="T6">margin-right</text:span><text:span text:style-name="T17">: </text:span><text:span text:style-name="T5">205</text:span><text:span text:style-name="T15">px</text:span><text:span text:style-name="T17">;</text:span></text:p>
      <text:p text:style-name="P8"><text:s text:c="4"/><text:span text:style-name="T6">padding</text:span><text:span text:style-name="T17">:</text:span><text:span text:style-name="T5">30</text:span><text:span text:style-name="T15">px </text:span><text:span text:style-name="T5">7</text:span><text:span text:style-name="T15">px </text:span><text:span text:style-name="T5">30</text:span><text:span text:style-name="T15">px</text:span><text:span text:style-name="T17">;</text:span></text:p>
      <text:p text:style-name="P9">}</text:p>
      <text:p text:style-name="P9">.<text:span text:style-name="T8">arrived</text:span>:<text:span text:style-name="T8">hover</text:span></text:p>
      <text:p text:style-name="P9">{</text:p>
      <text:p text:style-name="P8"><text:s text:c="4"/><text:span text:style-name="T6">background</text:span><text:span text:style-name="T17">: </text:span><text:span text:style-name="T10">-webkit-linear-gradient</text:span><text:span text:style-name="T17">(</text:span><text:span text:style-name="T15">left</text:span><text:span text:style-name="T17">, </text:span><text:span text:style-name="T10">rgb</text:span><text:span text:style-name="T17">(</text:span><text:span text:style-name="T5">254</text:span><text:span text:style-name="T17">, </text:span><text:span text:style-name="T5">0</text:span><text:span text:style-name="T17">, </text:span><text:span text:style-name="T5">47</text:span><text:span text:style-name="T17">),</text:span><text:span text:style-name="T10">rgb</text:span><text:span text:style-name="T17">(</text:span><text:span text:style-name="T5">223</text:span><text:span text:style-name="T17">, </text:span><text:span text:style-name="T5">0</text:span><text:span text:style-name="T17">, </text:span><text:span text:style-name="T5">66</text:span><text:span text:style-name="T17">), </text:span><text:span text:style-name="T10">rgb</text:span><text:span text:style-name="T17">(</text:span><text:span text:style-name="T5">213</text:span><text:span text:style-name="T17">, </text:span><text:span text:style-name="T5">0</text:span><text:span text:style-name="T17">, </text:span><text:span text:style-name="T5">72</text:span><text:span text:style-name="T17">));</text:span></text:p>
      <text:p text:style-name="P9">}</text:p>
      <text:p text:style-name="P9">.<text:span text:style-name="T8">arrived</text:span></text:p>
      <text:p text:style-name="P9">{</text:p>
      <text:p text:style-name="P8"><text:s text:c="4"/><text:span text:style-name="T6">background-color</text:span><text:span text:style-name="T17">: </text:span><text:span text:style-name="T10">#fe002f</text:span><text:span text:style-name="T17">;</text:span></text:p>
      <text:p text:style-name="P8"><text:s text:c="4"/><text:span text:style-name="T6">padding</text:span><text:span text:style-name="T17">: </text:span><text:span text:style-name="T5">20</text:span><text:span text:style-name="T15">px </text:span><text:span text:style-name="T5">70</text:span><text:span text:style-name="T15">px</text:span><text:span text:style-name="T17">;</text:span></text:p>
      <text:p text:style-name="P8"><text:s text:c="4"/><text:span text:style-name="T6">font-size</text:span><text:span text:style-name="T17">: </text:span><text:span text:style-name="T5">30</text:span><text:span text:style-name="T15">px</text:span><text:span text:style-name="T17">;</text:span></text:p>
      <text:p text:style-name="P8"><text:s text:c="4"/><text:span text:style-name="T6">font-weight</text:span><text:span text:style-name="T17">: </text:span><text:span text:style-name="T15">bold</text:span><text:span text:style-name="T17">;</text:span></text:p>
      <text:p text:style-name="P8"><text:s text:c="4"/><text:span text:style-name="T6">margin-left</text:span><text:span text:style-name="T17">: </text:span><text:span text:style-name="T5">160</text:span><text:span text:style-name="T15">px</text:span><text:span text:style-name="T17">;</text:span></text:p>
      <text:p text:style-name="P8"><text:s text:c="4"/><text:span text:style-name="T6">color</text:span><text:span text:style-name="T17">: </text:span><text:span text:style-name="T10">#FFFFFF</text:span><text:span text:style-name="T17">;</text:span></text:p>
      <text:p text:style-name="P8"><text:s text:c="4"/><text:span text:style-name="T6">text-decoration</text:span><text:span text:style-name="T17">: </text:span><text:span text:style-name="T15">none</text:span><text:span text:style-name="T17">;</text:span></text:p>
      <text:p text:style-name="P9">}</text:p>
      <text:p text:style-name="P9">.<text:span text:style-name="T8">porder</text:span>:<text:span text:style-name="T8">hover</text:span></text:p>
      <text:p text:style-name="P9">{</text:p>
      <text:p text:style-name="P8"><text:s text:c="4"/><text:span text:style-name="T6">background</text:span><text:span text:style-name="T17">: </text:span><text:span text:style-name="T10">-webkit-linear-gradient</text:span><text:span text:style-name="T17">(</text:span><text:span text:style-name="T15">left</text:span><text:span text:style-name="T17">, </text:span><text:span text:style-name="T10">rgb</text:span><text:span text:style-name="T17">(</text:span><text:span text:style-name="T5">254</text:span><text:span text:style-name="T17">, </text:span><text:span text:style-name="T5">0</text:span><text:span text:style-name="T17">, </text:span><text:span text:style-name="T5">47</text:span><text:span text:style-name="T17">),</text:span><text:span text:style-name="T10">rgb</text:span><text:span text:style-name="T17">(</text:span><text:span text:style-name="T5">223</text:span><text:span text:style-name="T17">, </text:span><text:span text:style-name="T5">0</text:span><text:span text:style-name="T17">, </text:span><text:span text:style-name="T5">66</text:span><text:span text:style-name="T17">), </text:span><text:span text:style-name="T10">rgb</text:span><text:span text:style-name="T17">(</text:span><text:span text:style-name="T5">213</text:span><text:span text:style-name="T17">, </text:span><text:span text:style-name="T5">0</text:span><text:span text:style-name="T17">, </text:span><text:soft-page-break/><text:span text:style-name="T5">72</text:span><text:span text:style-name="T17">));</text:span></text:p>
      <text:p text:style-name="P9">}</text:p>
      <text:p text:style-name="P9">.<text:span text:style-name="T8">porder</text:span></text:p>
      <text:p text:style-name="P9">{</text:p>
      <text:p text:style-name="P8"><text:s text:c="4"/><text:span text:style-name="T6">background-color</text:span><text:span text:style-name="T17">:</text:span><text:span text:style-name="T10">#fe002f</text:span><text:span text:style-name="T17">;</text:span></text:p>
      <text:p text:style-name="P8"><text:s text:c="4"/><text:span text:style-name="T6">padding</text:span><text:span text:style-name="T17">: </text:span><text:span text:style-name="T5">20</text:span><text:span text:style-name="T15">px </text:span><text:span text:style-name="T5">85</text:span><text:span text:style-name="T15">px</text:span><text:span text:style-name="T17">;</text:span></text:p>
      <text:p text:style-name="P8"><text:s text:c="4"/><text:span text:style-name="T6">margin-left</text:span><text:span text:style-name="T17">:</text:span><text:span text:style-name="T5">10</text:span><text:span text:style-name="T15">px</text:span><text:span text:style-name="T17">;</text:span></text:p>
      <text:p text:style-name="P8"><text:s text:c="4"/><text:span text:style-name="T6">font-size</text:span><text:span text:style-name="T17">: </text:span><text:span text:style-name="T5">30</text:span><text:span text:style-name="T15">px</text:span><text:span text:style-name="T17">;</text:span></text:p>
      <text:p text:style-name="P8"><text:s text:c="4"/><text:span text:style-name="T6">font-weight</text:span><text:span text:style-name="T17">: </text:span><text:span text:style-name="T15">bold</text:span><text:span text:style-name="T17">;</text:span></text:p>
      <text:p text:style-name="P8"><text:s text:c="4"/><text:span text:style-name="T6">color</text:span><text:span text:style-name="T17">: </text:span><text:span text:style-name="T10">#FFFFFF</text:span><text:span text:style-name="T17">;</text:span></text:p>
      <text:p text:style-name="P8"><text:s text:c="4"/><text:span text:style-name="T6">text-decoration</text:span><text:span text:style-name="T17">: </text:span><text:span text:style-name="T15">none</text:span><text:span text:style-name="T17">;</text:span></text:p>
      <text:p text:style-name="P9">}</text:p>
      <text:p text:style-name="P9">.<text:span text:style-name="T8">stock</text:span>:<text:span text:style-name="T8">hover</text:span></text:p>
      <text:p text:style-name="P9">{</text:p>
      <text:p text:style-name="P8"><text:s text:c="4"/><text:span text:style-name="T6">background</text:span><text:span text:style-name="T17">: </text:span><text:span text:style-name="T10">-webkit-linear-gradient</text:span><text:span text:style-name="T17">(</text:span><text:span text:style-name="T15">left</text:span><text:span text:style-name="T17">, </text:span><text:span text:style-name="T10">rgb</text:span><text:span text:style-name="T17">(</text:span><text:span text:style-name="T5">254</text:span><text:span text:style-name="T17">, </text:span><text:span text:style-name="T5">0</text:span><text:span text:style-name="T17">, </text:span><text:span text:style-name="T5">47</text:span><text:span text:style-name="T17">),</text:span><text:span text:style-name="T10">rgb</text:span><text:span text:style-name="T17">(</text:span><text:span text:style-name="T5">223</text:span><text:span text:style-name="T17">, </text:span><text:span text:style-name="T5">0</text:span><text:span text:style-name="T17">, </text:span><text:span text:style-name="T5">66</text:span><text:span text:style-name="T17">), </text:span><text:span text:style-name="T10">rgb</text:span><text:span text:style-name="T17">(</text:span><text:span text:style-name="T5">213</text:span><text:span text:style-name="T17">, </text:span><text:span text:style-name="T5">0</text:span><text:span text:style-name="T17">, </text:span><text:span text:style-name="T5">72</text:span><text:span text:style-name="T17">));</text:span></text:p>
      <text:p text:style-name="P9">}</text:p>
      <text:p text:style-name="P9">.<text:span text:style-name="T8">stock</text:span></text:p>
      <text:p text:style-name="P9">{</text:p>
      <text:p text:style-name="P8"><text:s text:c="4"/><text:span text:style-name="T6">background-color</text:span><text:span text:style-name="T17">: </text:span><text:span text:style-name="T10">#fe002f</text:span><text:span text:style-name="T17">;</text:span></text:p>
      <text:p text:style-name="P8"><text:s text:c="4"/><text:span text:style-name="T6">margin-left</text:span><text:span text:style-name="T17">: </text:span><text:span text:style-name="T5">10</text:span><text:span text:style-name="T15">px</text:span><text:span text:style-name="T17">;</text:span></text:p>
      <text:p text:style-name="P8"><text:s text:c="4"/><text:span text:style-name="T6">padding</text:span><text:span text:style-name="T17">: </text:span><text:span text:style-name="T5">20</text:span><text:span text:style-name="T15">px </text:span><text:span text:style-name="T5">40</text:span><text:span text:style-name="T15">px</text:span><text:span text:style-name="T17">;</text:span></text:p>
      <text:p text:style-name="P8"><text:s text:c="4"/><text:span text:style-name="T6">font-size</text:span><text:span text:style-name="T17">: </text:span><text:span text:style-name="T5">30</text:span><text:span text:style-name="T15">px</text:span><text:span text:style-name="T17">;</text:span></text:p>
      <text:p text:style-name="P8"><text:s text:c="4"/><text:span text:style-name="T6">font-weight</text:span><text:span text:style-name="T17">: </text:span><text:span text:style-name="T15">bold</text:span><text:span text:style-name="T17">;</text:span></text:p>
      <text:p text:style-name="P8"><text:s text:c="4"/><text:span text:style-name="T6">text-decoration</text:span><text:span text:style-name="T17">: </text:span><text:span text:style-name="T15">none</text:span><text:span text:style-name="T17">;</text:span></text:p>
      <text:p text:style-name="P8"><text:s text:c="4"/><text:span text:style-name="T6">color</text:span><text:span text:style-name="T17">: </text:span><text:span text:style-name="T10">#FFFFFF</text:span><text:span text:style-name="T17">;</text:span></text:p>
      <text:p text:style-name="P9">}</text:p>
      <text:p text:style-name="P9">.<text:span text:style-name="T8">multiimg</text:span></text:p>
      <text:p text:style-name="P9">{</text:p>
      <text:p text:style-name="P8"><text:s text:c="4"/><text:span text:style-name="T6">margin-left</text:span><text:span text:style-name="T17">: </text:span><text:span text:style-name="T5">77</text:span><text:span text:style-name="T15">px</text:span><text:span text:style-name="T17">;</text:span></text:p>
      <text:p text:style-name="P8"><text:s text:c="4"/><text:span text:style-name="T6">margin-top</text:span><text:span text:style-name="T17">: </text:span><text:span text:style-name="T5">20</text:span><text:span text:style-name="T15">px</text:span><text:span text:style-name="T17">;</text:span></text:p>
      <text:p text:style-name="P9">}</text:p>
      <text:p text:style-name="P9">.<text:span text:style-name="T8">justnow </text:span>{</text:p>
      <text:p text:style-name="P8"><text:s text:c="4"/><text:span text:style-name="T6">font-size</text:span><text:span text:style-name="T17">: </text:span><text:span text:style-name="T5">24</text:span><text:span text:style-name="T15">px</text:span><text:span text:style-name="T17">;</text:span></text:p>
      <text:p text:style-name="P8"><text:s text:c="4"/><text:span text:style-name="T6">margin-top</text:span><text:span text:style-name="T17">: </text:span><text:span text:style-name="T5">45</text:span><text:span text:style-name="T15">px</text:span><text:span text:style-name="T17">;</text:span></text:p>
      <text:p text:style-name="P8"><text:s text:c="4"/><text:span text:style-name="T6">color</text:span><text:span text:style-name="T17">: </text:span><text:span text:style-name="T10">#303030</text:span><text:span text:style-name="T17">;</text:span></text:p>
      <text:p text:style-name="P8"><text:s text:c="4"/><text:span text:style-name="T6">font-weight</text:span><text:span text:style-name="T17">: </text:span><text:span text:style-name="T15">bold</text:span><text:span text:style-name="T17">;</text:span></text:p>
      <text:p text:style-name="P9">}</text:p>
      <text:p text:style-name="P9"><text:span text:style-name="T8">span</text:span>:<text:span text:style-name="T8">after </text:span>{</text:p>
      <text:p text:style-name="P8"><text:s text:c="4"/><text:span text:style-name="T6">content</text:span><text:span text:style-name="T17">: </text:span><text:span text:style-name="T15">' \003E'</text:span><text:span text:style-name="T17">;</text:span></text:p>
      <text:p text:style-name="P8"><text:s text:c="4"/><text:span text:style-name="T6">font-weight</text:span><text:span text:style-name="T17">: </text:span><text:span text:style-name="T15">bold</text:span><text:span text:style-name="T17">;</text:span></text:p>
      <text:p text:style-name="P8"><text:s text:c="4"/><text:span text:style-name="T6">font-size</text:span><text:span text:style-name="T17">: </text:span><text:span text:style-name="T5">24</text:span><text:span text:style-name="T15">px</text:span><text:span text:style-name="T17">;</text:span></text:p>
      <text:p text:style-name="P9">}</text:p>
      <text:p text:style-name="P9"><text:span text:style-name="T8">div</text:span>.<text:span text:style-name="T8">imgjust </text:span>{</text:p>
      <text:p text:style-name="P8"><text:s text:c="4"/><text:span text:style-name="T6">margin</text:span><text:span text:style-name="T17">: </text:span><text:span text:style-name="T5">5</text:span><text:span text:style-name="T15">px</text:span><text:span text:style-name="T17">;</text:span></text:p>
      <text:p text:style-name="P8"><text:s text:c="4"/><text:span text:style-name="T6">border</text:span><text:span text:style-name="T17">: </text:span><text:span text:style-name="T5">1</text:span><text:span text:style-name="T15">px solid </text:span><text:span text:style-name="T10">#ccc</text:span><text:span text:style-name="T17">;</text:span></text:p>
      <text:p text:style-name="P8"><text:s text:c="4"/><text:span text:style-name="T6">float</text:span><text:span text:style-name="T17">: </text:span><text:span text:style-name="T15">left</text:span><text:span text:style-name="T17">;</text:span></text:p>
      <text:p text:style-name="P8"><text:s text:c="4"/><text:span text:style-name="T6">width</text:span><text:span text:style-name="T17">: </text:span><text:span text:style-name="T5">150</text:span><text:span text:style-name="T15">px</text:span><text:span text:style-name="T17">;</text:span></text:p>
      <text:p text:style-name="P8"><text:s text:c="4"/><text:span text:style-name="T6">padding</text:span><text:span text:style-name="T17">: </text:span><text:span text:style-name="T5">15</text:span><text:span text:style-name="T15">px</text:span><text:span text:style-name="T17">;</text:span></text:p>
      <text:p text:style-name="P9">}</text:p>
      <text:p text:style-name="P9"><text:span text:style-name="T8">div</text:span>.<text:span text:style-name="T8">imgjust img </text:span>{</text:p>
      <text:p text:style-name="P8"><text:s text:c="4"/><text:span text:style-name="T6">width</text:span><text:span text:style-name="T17">: </text:span><text:span text:style-name="T5">50</text:span><text:span text:style-name="T17">%;</text:span></text:p>
      <text:p text:style-name="P8"><text:s text:c="4"/><text:span text:style-name="T6">height</text:span><text:span text:style-name="T17">: </text:span><text:span text:style-name="T15">auto</text:span><text:span text:style-name="T17">;</text:span></text:p>
      <text:p text:style-name="P9">}</text:p>
      <text:p text:style-name="P9"><text:span text:style-name="T8">div</text:span>.<text:span text:style-name="T8">desc </text:span>{</text:p>
      <text:p text:style-name="P8"><text:s text:c="4"/><text:span text:style-name="T6">text-align</text:span><text:span text:style-name="T17">: </text:span><text:span text:style-name="T15">center</text:span><text:span text:style-name="T17">;</text:span></text:p>
      <text:p text:style-name="P9">}</text:p>
      <text:p text:style-name="P11">/*</text:p>
      <text:p text:style-name="P11">slider</text:p>
      <text:p text:style-name="P11">{</text:p>
      <text:p text:style-name="P10"><text:s text:c="4"/><text:span text:style-name="T19">display: block;</text:span></text:p>
      <text:p text:style-name="P10"><text:s text:c="4"/><text:span text:style-name="T19">width: 100px;</text:span></text:p>
      <text:p text:style-name="P10"><text:soft-page-break/><text:s text:c="4"/><text:span text:style-name="T19">height: 100px;</text:span></text:p>
      <text:p text:style-name="P10"><text:s text:c="4"/><text:span text:style-name="T19">background-color: #1f1f1f;</text:span></text:p>
      <text:p text:style-name="P10"><text:s text:c="4"/><text:span text:style-name="T19">overflow: hidden;</text:span></text:p>
      <text:p text:style-name="P10"><text:s text:c="4"/><text:span text:style-name="T19">position: absolute;</text:span></text:p>
      <text:p text:style-name="P11">}</text:p>
      <text:p text:style-name="P11">slider &gt; *</text:p>
      <text:p text:style-name="P11">{</text:p>
      <text:p text:style-name="P10"><text:s text:c="4"/><text:span text:style-name="T19">display: block;</text:span></text:p>
      <text:p text:style-name="P10"><text:s text:c="4"/><text:span text:style-name="T19">width: 100px;</text:span></text:p>
      <text:p text:style-name="P10"><text:s text:c="4"/><text:span text:style-name="T19">height: 100px;</text:span></text:p>
      <text:p text:style-name="P10"><text:s text:c="4"/><text:span text:style-name="T19">background-color: #1f1f1f;</text:span></text:p>
      <text:p text:style-name="P10"><text:s text:c="4"/><text:span text:style-name="T19">overflow: hidden;</text:span></text:p>
      <text:p text:style-name="P10"><text:s text:c="4"/><text:span text:style-name="T19">position: absolute;</text:span></text:p>
      <text:p text:style-name="P10"><text:s text:c="4"/><text:span text:style-name="T19">animation:slide 12s infinite;</text:span></text:p>
      <text:p text:style-name="P10"><text:s text:c="4"/><text:span text:style-name="T19">overflow: hidden;</text:span></text:p>
      <text:p text:style-name="P11">}</text:p>
      <text:p text:style-name="P11">slider:nth-child(1)</text:p>
      <text:p text:style-name="P11">{</text:p>
      <text:p text:style-name="P10"><text:s text:c="4"/><text:span text:style-name="T19">left: 0%;</text:span></text:p>
      <text:p text:style-name="P10"><text:s text:c="4"/><text:span text:style-name="T19">animation-delay:-1s;</text:span></text:p>
      <text:p text:style-name="P10"><text:s text:c="4"/><text:span text:style-name="T19">background-image: url(Nfix-banner.png);</text:span></text:p>
      <text:p text:style-name="P10"><text:s text:c="4"/><text:span text:style-name="T19">background-size: cover;</text:span></text:p>
      <text:p text:style-name="P10"><text:s text:c="4"/><text:span text:style-name="T19">background-position: center;</text:span></text:p>
      <text:p text:style-name="P11">}</text:p>
      <text:p text:style-name="P11">slider:nth-child(2)</text:p>
      <text:p text:style-name="P11">{</text:p>
      <text:p text:style-name="P10"><text:s text:c="4"/><text:span text:style-name="T19">animation-delay:2s;</text:span></text:p>
      <text:p text:style-name="P10"><text:s text:c="4"/><text:span text:style-name="T19">background-image: url(go-by-vapeson-banner.png);</text:span></text:p>
      <text:p text:style-name="P10"><text:s text:c="4"/><text:span text:style-name="T19">background-size: cover;</text:span></text:p>
      <text:p text:style-name="P10"><text:s text:c="4"/><text:span text:style-name="T19">background-position: center;</text:span></text:p>
      <text:p text:style-name="P11">}</text:p>
      <text:p text:style-name="P11">slider:nth-child(3)</text:p>
      <text:p text:style-name="P11">{</text:p>
      <text:p text:style-name="P10"><text:s text:c="4"/><text:span text:style-name="T19">animation-delay:5s;</text:span></text:p>
      <text:p text:style-name="P10"><text:s text:c="4"/><text:span text:style-name="T19">background-image: url(nord2-banner.png);</text:span></text:p>
      <text:p text:style-name="P10"><text:s text:c="4"/><text:span text:style-name="T19">background-size: cover;</text:span></text:p>
      <text:p text:style-name="P10"><text:s text:c="4"/><text:span text:style-name="T19">background-position: center;</text:span></text:p>
      <text:p text:style-name="P11">}</text:p>
      <text:p text:style-name="P11">slider:nth-child(4)</text:p>
      <text:p text:style-name="P11">{</text:p>
      <text:p text:style-name="P10"><text:s text:c="4"/><text:span text:style-name="T19">animation-delay:6s;</text:span></text:p>
      <text:p text:style-name="P10"><text:s text:c="4"/><text:span text:style-name="T19">background-image: url(Nfix-banner.png);</text:span></text:p>
      <text:p text:style-name="P10"><text:s text:c="4"/><text:span text:style-name="T19">background-size: cover;</text:span></text:p>
      <text:p text:style-name="P10"><text:s text:c="4"/><text:span text:style-name="T19">background-position: center;</text:span></text:p>
      <text:p text:style-name="P11">}</text:p>
      <text:p text:style-name="P11">slider:nth-child(5)</text:p>
      <text:p text:style-name="P11">{</text:p>
      <text:p text:style-name="P10"><text:s text:c="4"/><text:span text:style-name="T19">animation-delay:3s;</text:span></text:p>
      <text:p text:style-name="P10"><text:s text:c="4"/><text:span text:style-name="T19">background-image: url(vampire-vape-banner.png);</text:span></text:p>
      <text:p text:style-name="P10"><text:s text:c="4"/><text:span text:style-name="T19">background-size: cover;</text:span></text:p>
      <text:p text:style-name="P10"><text:s text:c="4"/><text:span text:style-name="T19">background-position: center;</text:span></text:p>
      <text:p text:style-name="P11">}</text:p>
      <text:p text:style-name="P11">slider:nth-child(6)</text:p>
      <text:p text:style-name="P11">{</text:p>
      <text:p text:style-name="P10"><text:s text:c="4"/><text:span text:style-name="T19">animation-delay:3s;</text:span></text:p>
      <text:p text:style-name="P10"><text:s text:c="4"/><text:span text:style-name="T19">background-image: url(nautilus-gt-tank.png);</text:span></text:p>
      <text:p text:style-name="P10"><text:s text:c="4"/><text:span text:style-name="T19">background-size: cover;</text:span></text:p>
      <text:p text:style-name="P10"><text:s text:c="4"/><text:span text:style-name="T19">background-position: center;</text:span></text:p>
      <text:p text:style-name="P11">}</text:p>
      <text:p text:style-name="P11">slider:nth-child(7)</text:p>
      <text:p text:style-name="P11">{</text:p>
      <text:p text:style-name="P10"><text:s text:c="4"/><text:span text:style-name="T19">animation-delay:4s;</text:span></text:p>
      <text:p text:style-name="P10"><text:soft-page-break/><text:s text:c="4"/><text:span text:style-name="T19">background-image: url(ijust-aio.png);</text:span></text:p>
      <text:p text:style-name="P10"><text:s text:c="4"/><text:span text:style-name="T19">background-size: cover;</text:span></text:p>
      <text:p text:style-name="P10"><text:s text:c="4"/><text:span text:style-name="T19">background-position: center;</text:span></text:p>
      <text:p text:style-name="P11">}</text:p>
      <text:p text:style-name="P11">@keyframes slide {</text:p>
      <text:p text:style-name="P10"><text:s text:c="4"/><text:span text:style-name="T19">{left: 100%; width:100%}</text:span></text:p>
      <text:p text:style-name="P10"><text:s text:c="4"/><text:span text:style-name="T19">5%{left: 0%}</text:span></text:p>
      <text:p text:style-name="P10"><text:s text:c="4"/><text:span text:style-name="T19">25% {left: 0%}</text:span></text:p>
      <text:p text:style-name="P10"><text:s text:c="4"/><text:span text:style-name="T19">30% {left:100%; width:100%;}</text:span></text:p>
      <text:p text:style-name="P10"><text:s text:c="4"/><text:span text:style-name="T19">30.0001% {left:-10%}</text:span></text:p>
      <text:p text:style-name="P10"><text:s text:c="4"/><text:span text:style-name="T19">100% {left:100% width:0%}</text:span></text:p>
      <text:p text:style-name="P11">}</text:p>
      <text:p text:style-name="P11">/*</text:p>
      <text:p text:style-name="P11">.container</text:p>
      <text:p text:style-name="P11">{</text:p>
      <text:p text:style-name="P10"><text:s text:c="4"/><text:span text:style-name="T19">position: relative;</text:span></text:p>
      <text:p text:style-name="P10"><text:s text:c="5"/><text:span text:style-name="T19">width:100%;</text:span></text:p>
      <text:p text:style-name="P10"><text:s text:c="5"/><text:span text:style-name="T19">height:60px;</text:span></text:p>
      <text:p text:style-name="P11">}</text:p>
      <text:p text:style-name="P11">.btn</text:p>
      <text:p text:style-name="P11">{</text:p>
      <text:p text:style-name="P10"><text:s text:c="4"/><text:span text:style-name="T19">background: -webkit-linear-gradient(left, rgb(254, 0, 47),rgb(223, 0, 66), rgb(213, 0, 72));</text:span></text:p>
      <text:p text:style-name="P10"><text:s text:c="4"/><text:span text:style-name="T19">position: absolute;</text:span></text:p>
      <text:p text:style-name="P10"><text:s text:c="4"/><text:span text:style-name="T19">height: 35px;</text:span></text:p>
      <text:p text:style-name="P10"><text:s text:c="4"/><text:span text:style-name="T19">width: 146px;</text:span></text:p>
      <text:p text:style-name="P10"><text:s text:c="4"/><text:span text:style-name="T19">border: none;</text:span></text:p>
      <text:p text:style-name="P10"><text:s text:c="4"/><text:span text:style-name="T19">margin: 355px;</text:span></text:p>
      <text:p text:style-name="P7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23:56:16.407000000</meta:creation-date>
    <dc:date>2020-07-14T23:03:50.372000000</dc:date>
    <meta:editing-duration>PT27M56S</meta:editing-duration>
    <meta:editing-cycles>2</meta:editing-cycles>
    <meta:generator>LibreOffice/4.4.2.2$Windows_x86 LibreOffice_project/c4c7d32d0d49397cad38d62472b0bc8acff48dd6</meta:generator>
    <meta:document-statistic meta:table-count="0" meta:image-count="0" meta:object-count="0" meta:page-count="11" meta:paragraph-count="627" meta:word-count="1287" meta:character-count="15343" meta:non-whitespace-character-count="10994"/>
  </office:meta>
</office:document-meta>
</file>